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27.85mm"/>
    </style:style>
    <style:style style:name="co3" style:family="table-column">
      <style:table-column-properties fo:break-before="auto" style:column-width="56.18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OCK_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hone</text:p>
          </table:table-cell>
          <table:table-cell/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Forrester</text:p>
          </table:table-cell>
          <table:table-cell office:value-type="string" calcext:value-type="string">
            <text:p>hforrester0@skype.com</text:p>
          </table:table-cell>
          <table:table-cell office:value-type="float" office:value="7043340906" calcext:value-type="float">
            <text:p>7043340906</text:p>
          </table:table-cell>
          <table:table-cell table:formula="of:=&quot;INSERT INTO People (FirstName, LastName, Phone, Email) VALUES ('&quot;&amp;[.A2]&amp;&quot;', '&quot;&amp;[.B2]&amp;&quot;', '&quot;&amp;[.D2]&amp;&quot;', '&quot;&amp;[.C2]&amp;&quot;' ); &quot;" office:value-type="string" office:string-value="INSERT INTO People (FirstName, LastName, Phone, Email) VALUES ('Hamilton', 'Forrester', '7043340906', 'hforrester0@skype.com' ); " calcext:value-type="string">
            <text:p>INSERT INTO People (FirstName, LastName, Phone, Email) VALUES ('Hamilton', 'Forrester', '7043340906', 'hforrester0@skype.com' ); </text:p>
          </table:table-cell>
        </table:table-row>
        <table:table-row table:style-name="ro1">
          <table:table-cell office:value-type="string" calcext:value-type="string">
            <text:p>Marcelo</text:p>
          </table:table-cell>
          <table:table-cell office:value-type="string" calcext:value-type="string">
            <text:p>McNeill</text:p>
          </table:table-cell>
          <table:table-cell office:value-type="string" calcext:value-type="string">
            <text:p>mmcneill1@wikipedia.org</text:p>
          </table:table-cell>
          <table:table-cell office:value-type="float" office:value="9555610652" calcext:value-type="float">
            <text:p>9555610652</text:p>
          </table:table-cell>
          <table:table-cell table:formula="of:=&quot;INSERT INTO People (FirstName, LastName, Phone, Email) VALUES ('&quot;&amp;[.A3]&amp;&quot;', '&quot;&amp;[.B3]&amp;&quot;', '&quot;&amp;[.D3]&amp;&quot;', '&quot;&amp;[.C3]&amp;&quot;' ); &quot;" office:value-type="string" office:string-value="INSERT INTO People (FirstName, LastName, Phone, Email) VALUES ('Marcelo', 'McNeill', '9555610652', 'mmcneill1@wikipedia.org' ); " calcext:value-type="string">
            <text:p>INSERT INTO People (FirstName, LastName, Phone, Email) VALUES ('Marcelo', 'McNeill', '9555610652', 'mmcneill1@wikipedia.org' ); </text:p>
          </table:table-cell>
        </table:table-row>
        <table:table-row table:style-name="ro1">
          <table:table-cell office:value-type="string" calcext:value-type="string">
            <text:p>Sidonia</text:p>
          </table:table-cell>
          <table:table-cell office:value-type="string" calcext:value-type="string">
            <text:p>Beldon</text:p>
          </table:table-cell>
          <table:table-cell office:value-type="string" calcext:value-type="string">
            <text:p>sbeldon2@amazonaws.com</text:p>
          </table:table-cell>
          <table:table-cell office:value-type="float" office:value="2997066244" calcext:value-type="float">
            <text:p>2997066244</text:p>
          </table:table-cell>
          <table:table-cell table:formula="of:=&quot;INSERT INTO People (FirstName, LastName, Phone, Email) VALUES ('&quot;&amp;[.A4]&amp;&quot;', '&quot;&amp;[.B4]&amp;&quot;', '&quot;&amp;[.D4]&amp;&quot;', '&quot;&amp;[.C4]&amp;&quot;' ); &quot;" office:value-type="string" office:string-value="INSERT INTO People (FirstName, LastName, Phone, Email) VALUES ('Sidonia', 'Beldon', '2997066244', 'sbeldon2@amazonaws.com' ); " calcext:value-type="string">
            <text:p>INSERT INTO People (FirstName, LastName, Phone, Email) VALUES ('Sidonia', 'Beldon', '2997066244', 'sbeldon2@amazonaws.com' ); </text:p>
          </table:table-cell>
        </table:table-row>
        <table:table-row table:style-name="ro1">
          <table:table-cell office:value-type="string" calcext:value-type="string">
            <text:p>Shell</text:p>
          </table:table-cell>
          <table:table-cell office:value-type="string" calcext:value-type="string">
            <text:p>Foch</text:p>
          </table:table-cell>
          <table:table-cell office:value-type="string" calcext:value-type="string">
            <text:p>sfoch3@accuweather.com</text:p>
          </table:table-cell>
          <table:table-cell office:value-type="float" office:value="2595788579" calcext:value-type="float">
            <text:p>2595788579</text:p>
          </table:table-cell>
          <table:table-cell table:formula="of:=&quot;INSERT INTO People (FirstName, LastName, Phone, Email) VALUES ('&quot;&amp;[.A5]&amp;&quot;', '&quot;&amp;[.B5]&amp;&quot;', '&quot;&amp;[.D5]&amp;&quot;', '&quot;&amp;[.C5]&amp;&quot;' ); &quot;" office:value-type="string" office:string-value="INSERT INTO People (FirstName, LastName, Phone, Email) VALUES ('Shell', 'Foch', '2595788579', 'sfoch3@accuweather.com' ); " calcext:value-type="string">
            <text:p>INSERT INTO People (FirstName, LastName, Phone, Email) VALUES ('Shell', 'Foch', '2595788579', 'sfoch3@accuweather.com' ); </text:p>
          </table:table-cell>
        </table:table-row>
        <table:table-row table:style-name="ro1">
          <table:table-cell office:value-type="string" calcext:value-type="string">
            <text:p>Dasi</text:p>
          </table:table-cell>
          <table:table-cell office:value-type="string" calcext:value-type="string">
            <text:p>Waldron</text:p>
          </table:table-cell>
          <table:table-cell office:value-type="string" calcext:value-type="string">
            <text:p>dwaldron4@goo.gl</text:p>
          </table:table-cell>
          <table:table-cell office:value-type="float" office:value="2016531182" calcext:value-type="float">
            <text:p>2016531182</text:p>
          </table:table-cell>
          <table:table-cell table:formula="of:=&quot;INSERT INTO People (FirstName, LastName, Phone, Email) VALUES ('&quot;&amp;[.A6]&amp;&quot;', '&quot;&amp;[.B6]&amp;&quot;', '&quot;&amp;[.D6]&amp;&quot;', '&quot;&amp;[.C6]&amp;&quot;' ); &quot;" office:value-type="string" office:string-value="INSERT INTO People (FirstName, LastName, Phone, Email) VALUES ('Dasi', 'Waldron', '2016531182', 'dwaldron4@goo.gl' ); " calcext:value-type="string">
            <text:p>INSERT INTO People (FirstName, LastName, Phone, Email) VALUES ('Dasi', 'Waldron', '2016531182', 'dwaldron4@goo.gl' ); </text:p>
          </table:table-cell>
        </table:table-row>
        <table:table-row table:style-name="ro1">
          <table:table-cell office:value-type="string" calcext:value-type="string">
            <text:p>Binnie</text:p>
          </table:table-cell>
          <table:table-cell office:value-type="string" calcext:value-type="string">
            <text:p>Rickard</text:p>
          </table:table-cell>
          <table:table-cell office:value-type="string" calcext:value-type="string">
            <text:p>brickard5@liveinternet.ru</text:p>
          </table:table-cell>
          <table:table-cell office:value-type="float" office:value="1293109198" calcext:value-type="float">
            <text:p>1293109198</text:p>
          </table:table-cell>
          <table:table-cell table:formula="of:=&quot;INSERT INTO People (FirstName, LastName, Phone, Email) VALUES ('&quot;&amp;[.A7]&amp;&quot;', '&quot;&amp;[.B7]&amp;&quot;', '&quot;&amp;[.D7]&amp;&quot;', '&quot;&amp;[.C7]&amp;&quot;' ); &quot;" office:value-type="string" office:string-value="INSERT INTO People (FirstName, LastName, Phone, Email) VALUES ('Binnie', 'Rickard', '1293109198', 'brickard5@liveinternet.ru' ); " calcext:value-type="string">
            <text:p>INSERT INTO People (FirstName, LastName, Phone, Email) VALUES ('Binnie', 'Rickard', '1293109198', 'brickard5@liveinternet.ru' ); </text:p>
          </table:table-cell>
        </table:table-row>
        <table:table-row table:style-name="ro1">
          <table:table-cell office:value-type="string" calcext:value-type="string">
            <text:p>Dietrich</text:p>
          </table:table-cell>
          <table:table-cell office:value-type="string" calcext:value-type="string">
            <text:p>Newgrosh</text:p>
          </table:table-cell>
          <table:table-cell office:value-type="string" calcext:value-type="string">
            <text:p>dnewgrosh6@bloglines.com</text:p>
          </table:table-cell>
          <table:table-cell office:value-type="float" office:value="8799622750" calcext:value-type="float">
            <text:p>8799622750</text:p>
          </table:table-cell>
          <table:table-cell table:formula="of:=&quot;INSERT INTO People (FirstName, LastName, Phone, Email) VALUES ('&quot;&amp;[.A8]&amp;&quot;', '&quot;&amp;[.B8]&amp;&quot;', '&quot;&amp;[.D8]&amp;&quot;', '&quot;&amp;[.C8]&amp;&quot;' ); &quot;" office:value-type="string" office:string-value="INSERT INTO People (FirstName, LastName, Phone, Email) VALUES ('Dietrich', 'Newgrosh', '8799622750', 'dnewgrosh6@bloglines.com' ); " calcext:value-type="string">
            <text:p>INSERT INTO People (FirstName, LastName, Phone, Email) VALUES ('Dietrich', 'Newgrosh', '8799622750', 'dnewgrosh6@bloglines.com' ); 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Spyby</text:p>
          </table:table-cell>
          <table:table-cell office:value-type="string" calcext:value-type="string">
            <text:p>wspyby7@amazon.de</text:p>
          </table:table-cell>
          <table:table-cell office:value-type="float" office:value="4784794939" calcext:value-type="float">
            <text:p>4784794939</text:p>
          </table:table-cell>
          <table:table-cell table:formula="of:=&quot;INSERT INTO People (FirstName, LastName, Phone, Email) VALUES ('&quot;&amp;[.A9]&amp;&quot;', '&quot;&amp;[.B9]&amp;&quot;', '&quot;&amp;[.D9]&amp;&quot;', '&quot;&amp;[.C9]&amp;&quot;' ); &quot;" office:value-type="string" office:string-value="INSERT INTO People (FirstName, LastName, Phone, Email) VALUES ('Warren', 'Spyby', '4784794939', 'wspyby7@amazon.de' ); " calcext:value-type="string">
            <text:p>INSERT INTO People (FirstName, LastName, Phone, Email) VALUES ('Warren', 'Spyby', '4784794939', 'wspyby7@amazon.de' ); </text:p>
          </table:table-cell>
        </table:table-row>
        <table:table-row table:style-name="ro1">
          <table:table-cell office:value-type="string" calcext:value-type="string">
            <text:p>Lowell</text:p>
          </table:table-cell>
          <table:table-cell office:value-type="string" calcext:value-type="string">
            <text:p>Soldner</text:p>
          </table:table-cell>
          <table:table-cell office:value-type="string" calcext:value-type="string">
            <text:p>lsoldner8@technorati.com</text:p>
          </table:table-cell>
          <table:table-cell office:value-type="float" office:value="6312694673" calcext:value-type="float">
            <text:p>6312694673</text:p>
          </table:table-cell>
          <table:table-cell table:formula="of:=&quot;INSERT INTO People (FirstName, LastName, Phone, Email) VALUES ('&quot;&amp;[.A10]&amp;&quot;', '&quot;&amp;[.B10]&amp;&quot;', '&quot;&amp;[.D10]&amp;&quot;', '&quot;&amp;[.C10]&amp;&quot;' ); &quot;" office:value-type="string" office:string-value="INSERT INTO People (FirstName, LastName, Phone, Email) VALUES ('Lowell', 'Soldner', '6312694673', 'lsoldner8@technorati.com' ); " calcext:value-type="string">
            <text:p>INSERT INTO People (FirstName, LastName, Phone, Email) VALUES ('Lowell', 'Soldner', '6312694673', 'lsoldner8@technorati.com' ); </text:p>
          </table:table-cell>
        </table:table-row>
        <table:table-row table:style-name="ro1">
          <table:table-cell office:value-type="string" calcext:value-type="string">
            <text:p>Bernardina</text:p>
          </table:table-cell>
          <table:table-cell office:value-type="string" calcext:value-type="string">
            <text:p>Gornall</text:p>
          </table:table-cell>
          <table:table-cell office:value-type="string" calcext:value-type="string">
            <text:p>bgornall9@livejournal.com</text:p>
          </table:table-cell>
          <table:table-cell office:value-type="float" office:value="6184539368" calcext:value-type="float">
            <text:p>6184539368</text:p>
          </table:table-cell>
          <table:table-cell table:formula="of:=&quot;INSERT INTO People (FirstName, LastName, Phone, Email) VALUES ('&quot;&amp;[.A11]&amp;&quot;', '&quot;&amp;[.B11]&amp;&quot;', '&quot;&amp;[.D11]&amp;&quot;', '&quot;&amp;[.C11]&amp;&quot;' ); &quot;" office:value-type="string" office:string-value="INSERT INTO People (FirstName, LastName, Phone, Email) VALUES ('Bernardina', 'Gornall', '6184539368', 'bgornall9@livejournal.com' ); " calcext:value-type="string">
            <text:p>INSERT INTO People (FirstName, LastName, Phone, Email) VALUES ('Bernardina', 'Gornall', '6184539368', 'bgornall9@livejournal.com' ); </text:p>
          </table:table-cell>
        </table:table-row>
        <table:table-row table:style-name="ro1">
          <table:table-cell office:value-type="string" calcext:value-type="string">
            <text:p>Joshua</text:p>
          </table:table-cell>
          <table:table-cell office:value-type="string" calcext:value-type="string">
            <text:p>De Bischop</text:p>
          </table:table-cell>
          <table:table-cell office:value-type="string" calcext:value-type="string">
            <text:p>jdebischopa@flavors.me</text:p>
          </table:table-cell>
          <table:table-cell office:value-type="float" office:value="9031743010" calcext:value-type="float">
            <text:p>9031743010</text:p>
          </table:table-cell>
          <table:table-cell table:formula="of:=&quot;INSERT INTO People (FirstName, LastName, Phone, Email) VALUES ('&quot;&amp;[.A12]&amp;&quot;', '&quot;&amp;[.B12]&amp;&quot;', '&quot;&amp;[.D12]&amp;&quot;', '&quot;&amp;[.C12]&amp;&quot;' ); &quot;" office:value-type="string" office:string-value="INSERT INTO People (FirstName, LastName, Phone, Email) VALUES ('Joshua', 'De Bischop', '9031743010', 'jdebischopa@flavors.me' ); " calcext:value-type="string">
            <text:p>INSERT INTO People (FirstName, LastName, Phone, Email) VALUES ('Joshua', 'De Bischop', '9031743010', 'jdebischopa@flavors.me' ); </text:p>
          </table:table-cell>
        </table:table-row>
        <table:table-row table:style-name="ro1">
          <table:table-cell office:value-type="string" calcext:value-type="string">
            <text:p>Gabriel</text:p>
          </table:table-cell>
          <table:table-cell office:value-type="string" calcext:value-type="string">
            <text:p>Lighten</text:p>
          </table:table-cell>
          <table:table-cell office:value-type="string" calcext:value-type="string">
            <text:p>glightenb@networkadvertising.org</text:p>
          </table:table-cell>
          <table:table-cell office:value-type="float" office:value="7445565383" calcext:value-type="float">
            <text:p>7445565383</text:p>
          </table:table-cell>
          <table:table-cell table:formula="of:=&quot;INSERT INTO People (FirstName, LastName, Phone, Email) VALUES ('&quot;&amp;[.A13]&amp;&quot;', '&quot;&amp;[.B13]&amp;&quot;', '&quot;&amp;[.D13]&amp;&quot;', '&quot;&amp;[.C13]&amp;&quot;' ); &quot;" office:value-type="string" office:string-value="INSERT INTO People (FirstName, LastName, Phone, Email) VALUES ('Gabriel', 'Lighten', '7445565383', 'glightenb@networkadvertising.org' ); " calcext:value-type="string">
            <text:p>INSERT INTO People (FirstName, LastName, Phone, Email) VALUES ('Gabriel', 'Lighten', '7445565383', 'glightenb@networkadvertising.org' ); </text:p>
          </table:table-cell>
        </table:table-row>
        <table:table-row table:style-name="ro1">
          <table:table-cell office:value-type="string" calcext:value-type="string">
            <text:p>Fay</text:p>
          </table:table-cell>
          <table:table-cell office:value-type="string" calcext:value-type="string">
            <text:p>O''Deoran</text:p>
          </table:table-cell>
          <table:table-cell office:value-type="string" calcext:value-type="string">
            <text:p>fodeoranc@google.pl</text:p>
          </table:table-cell>
          <table:table-cell office:value-type="float" office:value="4211647979" calcext:value-type="float">
            <text:p>4211647979</text:p>
          </table:table-cell>
          <table:table-cell table:formula="of:=&quot;INSERT INTO People (FirstName, LastName, Phone, Email) VALUES ('&quot;&amp;[.A14]&amp;&quot;', '&quot;&amp;[.B14]&amp;&quot;', '&quot;&amp;[.D14]&amp;&quot;', '&quot;&amp;[.C14]&amp;&quot;' ); &quot;" office:value-type="string" office:string-value="INSERT INTO People (FirstName, LastName, Phone, Email) VALUES ('Fay', 'O''Deoran', '4211647979', 'fodeoranc@google.pl' ); " calcext:value-type="string">
            <text:p>INSERT INTO People (FirstName, LastName, Phone, Email) VALUES ('Fay', 'O''Deoran', '4211647979', 'fodeoranc@google.pl' ); </text:p>
          </table:table-cell>
        </table:table-row>
        <table:table-row table:style-name="ro1">
          <table:table-cell office:value-type="string" calcext:value-type="string">
            <text:p>Timothee</text:p>
          </table:table-cell>
          <table:table-cell office:value-type="string" calcext:value-type="string">
            <text:p>Buxcy</text:p>
          </table:table-cell>
          <table:table-cell office:value-type="string" calcext:value-type="string">
            <text:p>tbuxcyd@engadget.com</text:p>
          </table:table-cell>
          <table:table-cell office:value-type="float" office:value="6973650903" calcext:value-type="float">
            <text:p>6973650903</text:p>
          </table:table-cell>
          <table:table-cell table:formula="of:=&quot;INSERT INTO People (FirstName, LastName, Phone, Email) VALUES ('&quot;&amp;[.A15]&amp;&quot;', '&quot;&amp;[.B15]&amp;&quot;', '&quot;&amp;[.D15]&amp;&quot;', '&quot;&amp;[.C15]&amp;&quot;' ); &quot;" office:value-type="string" office:string-value="INSERT INTO People (FirstName, LastName, Phone, Email) VALUES ('Timothee', 'Buxcy', '6973650903', 'tbuxcyd@engadget.com' ); " calcext:value-type="string">
            <text:p>INSERT INTO People (FirstName, LastName, Phone, Email) VALUES ('Timothee', 'Buxcy', '6973650903', 'tbuxcyd@engadget.com' ); </text:p>
          </table:table-cell>
        </table:table-row>
        <table:table-row table:style-name="ro1">
          <table:table-cell office:value-type="string" calcext:value-type="string">
            <text:p>Dulci</text:p>
          </table:table-cell>
          <table:table-cell office:value-type="string" calcext:value-type="string">
            <text:p>Waplington</text:p>
          </table:table-cell>
          <table:table-cell office:value-type="string" calcext:value-type="string">
            <text:p>dwaplingtone@hexun.com</text:p>
          </table:table-cell>
          <table:table-cell office:value-type="float" office:value="2967389118" calcext:value-type="float">
            <text:p>2967389118</text:p>
          </table:table-cell>
          <table:table-cell table:formula="of:=&quot;INSERT INTO People (FirstName, LastName, Phone, Email) VALUES ('&quot;&amp;[.A16]&amp;&quot;', '&quot;&amp;[.B16]&amp;&quot;', '&quot;&amp;[.D16]&amp;&quot;', '&quot;&amp;[.C16]&amp;&quot;' ); &quot;" office:value-type="string" office:string-value="INSERT INTO People (FirstName, LastName, Phone, Email) VALUES ('Dulci', 'Waplington', '2967389118', 'dwaplingtone@hexun.com' ); " calcext:value-type="string">
            <text:p>INSERT INTO People (FirstName, LastName, Phone, Email) VALUES ('Dulci', 'Waplington', '2967389118', 'dwaplingtone@hexun.com' ); </text:p>
          </table:table-cell>
        </table:table-row>
        <table:table-row table:style-name="ro1">
          <table:table-cell office:value-type="string" calcext:value-type="string">
            <text:p>Gus</text:p>
          </table:table-cell>
          <table:table-cell office:value-type="string" calcext:value-type="string">
            <text:p>O''Giany</text:p>
          </table:table-cell>
          <table:table-cell office:value-type="string" calcext:value-type="string">
            <text:p>gogianyf@behance.net</text:p>
          </table:table-cell>
          <table:table-cell office:value-type="float" office:value="2882612453" calcext:value-type="float">
            <text:p>2882612453</text:p>
          </table:table-cell>
          <table:table-cell table:formula="of:=&quot;INSERT INTO People (FirstName, LastName, Phone, Email) VALUES ('&quot;&amp;[.A17]&amp;&quot;', '&quot;&amp;[.B17]&amp;&quot;', '&quot;&amp;[.D17]&amp;&quot;', '&quot;&amp;[.C17]&amp;&quot;' ); &quot;" office:value-type="string" office:string-value="INSERT INTO People (FirstName, LastName, Phone, Email) VALUES ('Gus', 'O''Giany', '2882612453', 'gogianyf@behance.net' ); " calcext:value-type="string">
            <text:p>INSERT INTO People (FirstName, LastName, Phone, Email) VALUES ('Gus', 'O''Giany', '2882612453', 'gogianyf@behance.net' ); </text:p>
          </table:table-cell>
        </table:table-row>
        <table:table-row table:style-name="ro1">
          <table:table-cell office:value-type="string" calcext:value-type="string">
            <text:p>Hallsy</text:p>
          </table:table-cell>
          <table:table-cell office:value-type="string" calcext:value-type="string">
            <text:p>Pettinger</text:p>
          </table:table-cell>
          <table:table-cell office:value-type="string" calcext:value-type="string">
            <text:p>hpettingerg@nymag.com</text:p>
          </table:table-cell>
          <table:table-cell office:value-type="float" office:value="9896938851" calcext:value-type="float">
            <text:p>9896938851</text:p>
          </table:table-cell>
          <table:table-cell table:formula="of:=&quot;INSERT INTO People (FirstName, LastName, Phone, Email) VALUES ('&quot;&amp;[.A18]&amp;&quot;', '&quot;&amp;[.B18]&amp;&quot;', '&quot;&amp;[.D18]&amp;&quot;', '&quot;&amp;[.C18]&amp;&quot;' ); &quot;" office:value-type="string" office:string-value="INSERT INTO People (FirstName, LastName, Phone, Email) VALUES ('Hallsy', 'Pettinger', '9896938851', 'hpettingerg@nymag.com' ); " calcext:value-type="string">
            <text:p>INSERT INTO People (FirstName, LastName, Phone, Email) VALUES ('Hallsy', 'Pettinger', '9896938851', 'hpettingerg@nymag.com' ); </text:p>
          </table:table-cell>
        </table:table-row>
        <table:table-row table:style-name="ro1">
          <table:table-cell office:value-type="string" calcext:value-type="string">
            <text:p>Ava</text:p>
          </table:table-cell>
          <table:table-cell office:value-type="string" calcext:value-type="string">
            <text:p>Von Hindenburg</text:p>
          </table:table-cell>
          <table:table-cell office:value-type="string" calcext:value-type="string">
            <text:p>avonhindenburgh@icio.us</text:p>
          </table:table-cell>
          <table:table-cell office:value-type="float" office:value="9572197199" calcext:value-type="float">
            <text:p>9572197199</text:p>
          </table:table-cell>
          <table:table-cell table:formula="of:=&quot;INSERT INTO People (FirstName, LastName, Phone, Email) VALUES ('&quot;&amp;[.A19]&amp;&quot;', '&quot;&amp;[.B19]&amp;&quot;', '&quot;&amp;[.D19]&amp;&quot;', '&quot;&amp;[.C19]&amp;&quot;' ); &quot;" office:value-type="string" office:string-value="INSERT INTO People (FirstName, LastName, Phone, Email) VALUES ('Ava', 'Von Hindenburg', '9572197199', 'avonhindenburgh@icio.us' ); " calcext:value-type="string">
            <text:p>INSERT INTO People (FirstName, LastName, Phone, Email) VALUES ('Ava', 'Von Hindenburg', '9572197199', 'avonhindenburgh@icio.us' ); </text:p>
          </table:table-cell>
        </table:table-row>
        <table:table-row table:style-name="ro1">
          <table:table-cell office:value-type="string" calcext:value-type="string">
            <text:p>Sharia</text:p>
          </table:table-cell>
          <table:table-cell office:value-type="string" calcext:value-type="string">
            <text:p>Gallifont</text:p>
          </table:table-cell>
          <table:table-cell office:value-type="string" calcext:value-type="string">
            <text:p>sgallifonti@vinaora.com</text:p>
          </table:table-cell>
          <table:table-cell office:value-type="float" office:value="3214656126" calcext:value-type="float">
            <text:p>3214656126</text:p>
          </table:table-cell>
          <table:table-cell table:formula="of:=&quot;INSERT INTO People (FirstName, LastName, Phone, Email) VALUES ('&quot;&amp;[.A20]&amp;&quot;', '&quot;&amp;[.B20]&amp;&quot;', '&quot;&amp;[.D20]&amp;&quot;', '&quot;&amp;[.C20]&amp;&quot;' ); &quot;" office:value-type="string" office:string-value="INSERT INTO People (FirstName, LastName, Phone, Email) VALUES ('Sharia', 'Gallifont', '3214656126', 'sgallifonti@vinaora.com' ); " calcext:value-type="string">
            <text:p>INSERT INTO People (FirstName, LastName, Phone, Email) VALUES ('Sharia', 'Gallifont', '3214656126', 'sgallifonti@vinaora.com' ); </text:p>
          </table:table-cell>
        </table:table-row>
        <table:table-row table:style-name="ro1">
          <table:table-cell office:value-type="string" calcext:value-type="string">
            <text:p>Deva</text:p>
          </table:table-cell>
          <table:table-cell office:value-type="string" calcext:value-type="string">
            <text:p>Paolacci</text:p>
          </table:table-cell>
          <table:table-cell office:value-type="string" calcext:value-type="string">
            <text:p>dpaolaccij@thetimes.co.uk</text:p>
          </table:table-cell>
          <table:table-cell office:value-type="float" office:value="2486064180" calcext:value-type="float">
            <text:p>2486064180</text:p>
          </table:table-cell>
          <table:table-cell table:formula="of:=&quot;INSERT INTO People (FirstName, LastName, Phone, Email) VALUES ('&quot;&amp;[.A21]&amp;&quot;', '&quot;&amp;[.B21]&amp;&quot;', '&quot;&amp;[.D21]&amp;&quot;', '&quot;&amp;[.C21]&amp;&quot;' ); &quot;" office:value-type="string" office:string-value="INSERT INTO People (FirstName, LastName, Phone, Email) VALUES ('Deva', 'Paolacci', '2486064180', 'dpaolaccij@thetimes.co.uk' ); " calcext:value-type="string">
            <text:p>INSERT INTO People (FirstName, LastName, Phone, Email) VALUES ('Deva', 'Paolacci', '2486064180', 'dpaolaccij@thetimes.co.uk' ); 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string" calcext:value-type="string">
            <text:p>Skingle</text:p>
          </table:table-cell>
          <table:table-cell office:value-type="string" calcext:value-type="string">
            <text:p>cskinglek@reddit.com</text:p>
          </table:table-cell>
          <table:table-cell office:value-type="float" office:value="6735891820" calcext:value-type="float">
            <text:p>6735891820</text:p>
          </table:table-cell>
          <table:table-cell table:formula="of:=&quot;INSERT INTO People (FirstName, LastName, Phone, Email) VALUES ('&quot;&amp;[.A22]&amp;&quot;', '&quot;&amp;[.B22]&amp;&quot;', '&quot;&amp;[.D22]&amp;&quot;', '&quot;&amp;[.C22]&amp;&quot;' ); &quot;" office:value-type="string" office:string-value="INSERT INTO People (FirstName, LastName, Phone, Email) VALUES ('Chad', 'Skingle', '6735891820', 'cskinglek@reddit.com' ); " calcext:value-type="string">
            <text:p>INSERT INTO People (FirstName, LastName, Phone, Email) VALUES ('Chad', 'Skingle', '6735891820', 'cskinglek@reddit.com' ); </text:p>
          </table:table-cell>
        </table:table-row>
        <table:table-row table:style-name="ro1">
          <table:table-cell office:value-type="string" calcext:value-type="string">
            <text:p>Kimberlee</text:p>
          </table:table-cell>
          <table:table-cell office:value-type="string" calcext:value-type="string">
            <text:p>Cranage</text:p>
          </table:table-cell>
          <table:table-cell office:value-type="string" calcext:value-type="string">
            <text:p>kcranagel@usatoday.com</text:p>
          </table:table-cell>
          <table:table-cell office:value-type="float" office:value="8441289206" calcext:value-type="float">
            <text:p>8441289206</text:p>
          </table:table-cell>
          <table:table-cell table:formula="of:=&quot;INSERT INTO People (FirstName, LastName, Phone, Email) VALUES ('&quot;&amp;[.A23]&amp;&quot;', '&quot;&amp;[.B23]&amp;&quot;', '&quot;&amp;[.D23]&amp;&quot;', '&quot;&amp;[.C23]&amp;&quot;' ); &quot;" office:value-type="string" office:string-value="INSERT INTO People (FirstName, LastName, Phone, Email) VALUES ('Kimberlee', 'Cranage', '8441289206', 'kcranagel@usatoday.com' ); " calcext:value-type="string">
            <text:p>INSERT INTO People (FirstName, LastName, Phone, Email) VALUES ('Kimberlee', 'Cranage', '8441289206', 'kcranagel@usatoday.com' ); </text:p>
          </table:table-cell>
        </table:table-row>
        <table:table-row table:style-name="ro1">
          <table:table-cell office:value-type="string" calcext:value-type="string">
            <text:p>Elberta</text:p>
          </table:table-cell>
          <table:table-cell office:value-type="string" calcext:value-type="string">
            <text:p>Gahan</text:p>
          </table:table-cell>
          <table:table-cell office:value-type="string" calcext:value-type="string">
            <text:p>egahanm@163.com</text:p>
          </table:table-cell>
          <table:table-cell office:value-type="float" office:value="6454178812" calcext:value-type="float">
            <text:p>6454178812</text:p>
          </table:table-cell>
          <table:table-cell table:formula="of:=&quot;INSERT INTO People (FirstName, LastName, Phone, Email) VALUES ('&quot;&amp;[.A24]&amp;&quot;', '&quot;&amp;[.B24]&amp;&quot;', '&quot;&amp;[.D24]&amp;&quot;', '&quot;&amp;[.C24]&amp;&quot;' ); &quot;" office:value-type="string" office:string-value="INSERT INTO People (FirstName, LastName, Phone, Email) VALUES ('Elberta', 'Gahan', '6454178812', 'egahanm@163.com' ); " calcext:value-type="string">
            <text:p>INSERT INTO People (FirstName, LastName, Phone, Email) VALUES ('Elberta', 'Gahan', '6454178812', 'egahanm@163.com' ); </text:p>
          </table:table-cell>
        </table:table-row>
        <table:table-row table:style-name="ro1">
          <table:table-cell office:value-type="string" calcext:value-type="string">
            <text:p>Rhett</text:p>
          </table:table-cell>
          <table:table-cell office:value-type="string" calcext:value-type="string">
            <text:p>Grosvener</text:p>
          </table:table-cell>
          <table:table-cell office:value-type="string" calcext:value-type="string">
            <text:p>rgrosvenern@netvibes.com</text:p>
          </table:table-cell>
          <table:table-cell office:value-type="float" office:value="9138775773" calcext:value-type="float">
            <text:p>9138775773</text:p>
          </table:table-cell>
          <table:table-cell table:formula="of:=&quot;INSERT INTO People (FirstName, LastName, Phone, Email) VALUES ('&quot;&amp;[.A25]&amp;&quot;', '&quot;&amp;[.B25]&amp;&quot;', '&quot;&amp;[.D25]&amp;&quot;', '&quot;&amp;[.C25]&amp;&quot;' ); &quot;" office:value-type="string" office:string-value="INSERT INTO People (FirstName, LastName, Phone, Email) VALUES ('Rhett', 'Grosvener', '9138775773', 'rgrosvenern@netvibes.com' ); " calcext:value-type="string">
            <text:p>INSERT INTO People (FirstName, LastName, Phone, Email) VALUES ('Rhett', 'Grosvener', '9138775773', 'rgrosvenern@netvibes.com' ); </text:p>
          </table:table-cell>
        </table:table-row>
        <table:table-row table:style-name="ro1">
          <table:table-cell office:value-type="string" calcext:value-type="string">
            <text:p>Ernesto</text:p>
          </table:table-cell>
          <table:table-cell office:value-type="string" calcext:value-type="string">
            <text:p>Gentreau</text:p>
          </table:table-cell>
          <table:table-cell office:value-type="string" calcext:value-type="string">
            <text:p>egentreauo@google.ca</text:p>
          </table:table-cell>
          <table:table-cell office:value-type="float" office:value="5137393846" calcext:value-type="float">
            <text:p>5137393846</text:p>
          </table:table-cell>
          <table:table-cell table:formula="of:=&quot;INSERT INTO People (FirstName, LastName, Phone, Email) VALUES ('&quot;&amp;[.A26]&amp;&quot;', '&quot;&amp;[.B26]&amp;&quot;', '&quot;&amp;[.D26]&amp;&quot;', '&quot;&amp;[.C26]&amp;&quot;' ); &quot;" office:value-type="string" office:string-value="INSERT INTO People (FirstName, LastName, Phone, Email) VALUES ('Ernesto', 'Gentreau', '5137393846', 'egentreauo@google.ca' ); " calcext:value-type="string">
            <text:p>INSERT INTO People (FirstName, LastName, Phone, Email) VALUES ('Ernesto', 'Gentreau', '5137393846', 'egentreauo@google.ca' ); </text:p>
          </table:table-cell>
        </table:table-row>
        <table:table-row table:style-name="ro1">
          <table:table-cell office:value-type="string" calcext:value-type="string">
            <text:p>Kameko</text:p>
          </table:table-cell>
          <table:table-cell office:value-type="string" calcext:value-type="string">
            <text:p>Plom</text:p>
          </table:table-cell>
          <table:table-cell office:value-type="string" calcext:value-type="string">
            <text:p>kplomp@disqus.com</text:p>
          </table:table-cell>
          <table:table-cell office:value-type="float" office:value="5064346204" calcext:value-type="float">
            <text:p>5064346204</text:p>
          </table:table-cell>
          <table:table-cell table:formula="of:=&quot;INSERT INTO People (FirstName, LastName, Phone, Email) VALUES ('&quot;&amp;[.A27]&amp;&quot;', '&quot;&amp;[.B27]&amp;&quot;', '&quot;&amp;[.D27]&amp;&quot;', '&quot;&amp;[.C27]&amp;&quot;' ); &quot;" office:value-type="string" office:string-value="INSERT INTO People (FirstName, LastName, Phone, Email) VALUES ('Kameko', 'Plom', '5064346204', 'kplomp@disqus.com' ); " calcext:value-type="string">
            <text:p>INSERT INTO People (FirstName, LastName, Phone, Email) VALUES ('Kameko', 'Plom', '5064346204', 'kplomp@disqus.com' ); </text:p>
          </table:table-cell>
        </table:table-row>
        <table:table-row table:style-name="ro1">
          <table:table-cell office:value-type="string" calcext:value-type="string">
            <text:p>Galina</text:p>
          </table:table-cell>
          <table:table-cell office:value-type="string" calcext:value-type="string">
            <text:p>Pancost</text:p>
          </table:table-cell>
          <table:table-cell office:value-type="string" calcext:value-type="string">
            <text:p>gpancostq@lycos.com</text:p>
          </table:table-cell>
          <table:table-cell office:value-type="float" office:value="1794924970" calcext:value-type="float">
            <text:p>1794924970</text:p>
          </table:table-cell>
          <table:table-cell table:formula="of:=&quot;INSERT INTO People (FirstName, LastName, Phone, Email) VALUES ('&quot;&amp;[.A28]&amp;&quot;', '&quot;&amp;[.B28]&amp;&quot;', '&quot;&amp;[.D28]&amp;&quot;', '&quot;&amp;[.C28]&amp;&quot;' ); &quot;" office:value-type="string" office:string-value="INSERT INTO People (FirstName, LastName, Phone, Email) VALUES ('Galina', 'Pancost', '1794924970', 'gpancostq@lycos.com' ); " calcext:value-type="string">
            <text:p>INSERT INTO People (FirstName, LastName, Phone, Email) VALUES ('Galina', 'Pancost', '1794924970', 'gpancostq@lycos.com' ); </text:p>
          </table:table-cell>
        </table:table-row>
        <table:table-row table:style-name="ro1">
          <table:table-cell office:value-type="string" calcext:value-type="string">
            <text:p>Josefina</text:p>
          </table:table-cell>
          <table:table-cell office:value-type="string" calcext:value-type="string">
            <text:p>Verick</text:p>
          </table:table-cell>
          <table:table-cell office:value-type="string" calcext:value-type="string">
            <text:p>jverickr@lulu.com</text:p>
          </table:table-cell>
          <table:table-cell office:value-type="float" office:value="2901966350" calcext:value-type="float">
            <text:p>2901966350</text:p>
          </table:table-cell>
          <table:table-cell table:formula="of:=&quot;INSERT INTO People (FirstName, LastName, Phone, Email) VALUES ('&quot;&amp;[.A29]&amp;&quot;', '&quot;&amp;[.B29]&amp;&quot;', '&quot;&amp;[.D29]&amp;&quot;', '&quot;&amp;[.C29]&amp;&quot;' ); &quot;" office:value-type="string" office:string-value="INSERT INTO People (FirstName, LastName, Phone, Email) VALUES ('Josefina', 'Verick', '2901966350', 'jverickr@lulu.com' ); " calcext:value-type="string">
            <text:p>INSERT INTO People (FirstName, LastName, Phone, Email) VALUES ('Josefina', 'Verick', '2901966350', 'jverickr@lulu.com' ); </text:p>
          </table:table-cell>
        </table:table-row>
        <table:table-row table:style-name="ro1">
          <table:table-cell office:value-type="string" calcext:value-type="string">
            <text:p>Kitti</text:p>
          </table:table-cell>
          <table:table-cell office:value-type="string" calcext:value-type="string">
            <text:p>Castri</text:p>
          </table:table-cell>
          <table:table-cell office:value-type="string" calcext:value-type="string">
            <text:p>kcastris@accuweather.com</text:p>
          </table:table-cell>
          <table:table-cell office:value-type="float" office:value="9862767466" calcext:value-type="float">
            <text:p>9862767466</text:p>
          </table:table-cell>
          <table:table-cell table:formula="of:=&quot;INSERT INTO People (FirstName, LastName, Phone, Email) VALUES ('&quot;&amp;[.A30]&amp;&quot;', '&quot;&amp;[.B30]&amp;&quot;', '&quot;&amp;[.D30]&amp;&quot;', '&quot;&amp;[.C30]&amp;&quot;' ); &quot;" office:value-type="string" office:string-value="INSERT INTO People (FirstName, LastName, Phone, Email) VALUES ('Kitti', 'Castri', '9862767466', 'kcastris@accuweather.com' ); " calcext:value-type="string">
            <text:p>INSERT INTO People (FirstName, LastName, Phone, Email) VALUES ('Kitti', 'Castri', '9862767466', 'kcastris@accuweather.com' ); </text:p>
          </table:table-cell>
        </table:table-row>
        <table:table-row table:style-name="ro1">
          <table:table-cell office:value-type="string" calcext:value-type="string">
            <text:p>Wyatan</text:p>
          </table:table-cell>
          <table:table-cell office:value-type="string" calcext:value-type="string">
            <text:p>Robertacci</text:p>
          </table:table-cell>
          <table:table-cell office:value-type="string" calcext:value-type="string">
            <text:p>wrobertaccit@techcrunch.com</text:p>
          </table:table-cell>
          <table:table-cell office:value-type="float" office:value="5272310527" calcext:value-type="float">
            <text:p>5272310527</text:p>
          </table:table-cell>
          <table:table-cell table:formula="of:=&quot;INSERT INTO People (FirstName, LastName, Phone, Email) VALUES ('&quot;&amp;[.A31]&amp;&quot;', '&quot;&amp;[.B31]&amp;&quot;', '&quot;&amp;[.D31]&amp;&quot;', '&quot;&amp;[.C31]&amp;&quot;' ); &quot;" office:value-type="string" office:string-value="INSERT INTO People (FirstName, LastName, Phone, Email) VALUES ('Wyatan', 'Robertacci', '5272310527', 'wrobertaccit@techcrunch.com' ); " calcext:value-type="string">
            <text:p>INSERT INTO People (FirstName, LastName, Phone, Email) VALUES ('Wyatan', 'Robertacci', '5272310527', 'wrobertaccit@techcrunch.com' ); </text:p>
          </table:table-cell>
        </table:table-row>
        <table:table-row table:style-name="ro1">
          <table:table-cell office:value-type="string" calcext:value-type="string">
            <text:p>Cristen</text:p>
          </table:table-cell>
          <table:table-cell office:value-type="string" calcext:value-type="string">
            <text:p>Greves</text:p>
          </table:table-cell>
          <table:table-cell office:value-type="string" calcext:value-type="string">
            <text:p>cgrevesu@slideshare.net</text:p>
          </table:table-cell>
          <table:table-cell office:value-type="float" office:value="9421860170" calcext:value-type="float">
            <text:p>9421860170</text:p>
          </table:table-cell>
          <table:table-cell table:formula="of:=&quot;INSERT INTO People (FirstName, LastName, Phone, Email) VALUES ('&quot;&amp;[.A32]&amp;&quot;', '&quot;&amp;[.B32]&amp;&quot;', '&quot;&amp;[.D32]&amp;&quot;', '&quot;&amp;[.C32]&amp;&quot;' ); &quot;" office:value-type="string" office:string-value="INSERT INTO People (FirstName, LastName, Phone, Email) VALUES ('Cristen', 'Greves', '9421860170', 'cgrevesu@slideshare.net' ); " calcext:value-type="string">
            <text:p>INSERT INTO People (FirstName, LastName, Phone, Email) VALUES ('Cristen', 'Greves', '9421860170', 'cgrevesu@slideshare.net' ); </text:p>
          </table:table-cell>
        </table:table-row>
        <table:table-row table:style-name="ro1">
          <table:table-cell office:value-type="string" calcext:value-type="string">
            <text:p>Lizabeth</text:p>
          </table:table-cell>
          <table:table-cell office:value-type="string" calcext:value-type="string">
            <text:p>Dutson</text:p>
          </table:table-cell>
          <table:table-cell office:value-type="string" calcext:value-type="string">
            <text:p>ldutsonv@livejournal.com</text:p>
          </table:table-cell>
          <table:table-cell office:value-type="float" office:value="4813872638" calcext:value-type="float">
            <text:p>4813872638</text:p>
          </table:table-cell>
          <table:table-cell table:formula="of:=&quot;INSERT INTO People (FirstName, LastName, Phone, Email) VALUES ('&quot;&amp;[.A33]&amp;&quot;', '&quot;&amp;[.B33]&amp;&quot;', '&quot;&amp;[.D33]&amp;&quot;', '&quot;&amp;[.C33]&amp;&quot;' ); &quot;" office:value-type="string" office:string-value="INSERT INTO People (FirstName, LastName, Phone, Email) VALUES ('Lizabeth', 'Dutson', '4813872638', 'ldutsonv@livejournal.com' ); " calcext:value-type="string">
            <text:p>INSERT INTO People (FirstName, LastName, Phone, Email) VALUES ('Lizabeth', 'Dutson', '4813872638', 'ldutsonv@livejournal.com' ); </text:p>
          </table:table-cell>
        </table:table-row>
        <table:table-row table:style-name="ro1">
          <table:table-cell office:value-type="string" calcext:value-type="string">
            <text:p>Tracie</text:p>
          </table:table-cell>
          <table:table-cell office:value-type="string" calcext:value-type="string">
            <text:p>Amberg</text:p>
          </table:table-cell>
          <table:table-cell office:value-type="string" calcext:value-type="string">
            <text:p>tambergw@wsj.com</text:p>
          </table:table-cell>
          <table:table-cell office:value-type="float" office:value="7198091101" calcext:value-type="float">
            <text:p>7198091101</text:p>
          </table:table-cell>
          <table:table-cell table:formula="of:=&quot;INSERT INTO People (FirstName, LastName, Phone, Email) VALUES ('&quot;&amp;[.A34]&amp;&quot;', '&quot;&amp;[.B34]&amp;&quot;', '&quot;&amp;[.D34]&amp;&quot;', '&quot;&amp;[.C34]&amp;&quot;' ); &quot;" office:value-type="string" office:string-value="INSERT INTO People (FirstName, LastName, Phone, Email) VALUES ('Tracie', 'Amberg', '7198091101', 'tambergw@wsj.com' ); " calcext:value-type="string">
            <text:p>INSERT INTO People (FirstName, LastName, Phone, Email) VALUES ('Tracie', 'Amberg', '7198091101', 'tambergw@wsj.com' ); </text:p>
          </table:table-cell>
        </table:table-row>
        <table:table-row table:style-name="ro1">
          <table:table-cell office:value-type="string" calcext:value-type="string">
            <text:p>Jarib</text:p>
          </table:table-cell>
          <table:table-cell office:value-type="string" calcext:value-type="string">
            <text:p>Gytesham</text:p>
          </table:table-cell>
          <table:table-cell office:value-type="string" calcext:value-type="string">
            <text:p>jgyteshamx@yale.edu</text:p>
          </table:table-cell>
          <table:table-cell office:value-type="float" office:value="9416599512" calcext:value-type="float">
            <text:p>9416599512</text:p>
          </table:table-cell>
          <table:table-cell table:formula="of:=&quot;INSERT INTO People (FirstName, LastName, Phone, Email) VALUES ('&quot;&amp;[.A35]&amp;&quot;', '&quot;&amp;[.B35]&amp;&quot;', '&quot;&amp;[.D35]&amp;&quot;', '&quot;&amp;[.C35]&amp;&quot;' ); &quot;" office:value-type="string" office:string-value="INSERT INTO People (FirstName, LastName, Phone, Email) VALUES ('Jarib', 'Gytesham', '9416599512', 'jgyteshamx@yale.edu' ); " calcext:value-type="string">
            <text:p>INSERT INTO People (FirstName, LastName, Phone, Email) VALUES ('Jarib', 'Gytesham', '9416599512', 'jgyteshamx@yale.edu' ); </text:p>
          </table:table-cell>
        </table:table-row>
        <table:table-row table:style-name="ro1">
          <table:table-cell office:value-type="string" calcext:value-type="string">
            <text:p>Ilka</text:p>
          </table:table-cell>
          <table:table-cell office:value-type="string" calcext:value-type="string">
            <text:p>Hubert</text:p>
          </table:table-cell>
          <table:table-cell office:value-type="string" calcext:value-type="string">
            <text:p>ihuberty@amazon.de</text:p>
          </table:table-cell>
          <table:table-cell office:value-type="float" office:value="8027000439" calcext:value-type="float">
            <text:p>8027000439</text:p>
          </table:table-cell>
          <table:table-cell table:formula="of:=&quot;INSERT INTO People (FirstName, LastName, Phone, Email) VALUES ('&quot;&amp;[.A36]&amp;&quot;', '&quot;&amp;[.B36]&amp;&quot;', '&quot;&amp;[.D36]&amp;&quot;', '&quot;&amp;[.C36]&amp;&quot;' ); &quot;" office:value-type="string" office:string-value="INSERT INTO People (FirstName, LastName, Phone, Email) VALUES ('Ilka', 'Hubert', '8027000439', 'ihuberty@amazon.de' ); " calcext:value-type="string">
            <text:p>INSERT INTO People (FirstName, LastName, Phone, Email) VALUES ('Ilka', 'Hubert', '8027000439', 'ihuberty@amazon.de' ); </text:p>
          </table:table-cell>
        </table:table-row>
        <table:table-row table:style-name="ro1">
          <table:table-cell office:value-type="string" calcext:value-type="string">
            <text:p>Zea</text:p>
          </table:table-cell>
          <table:table-cell office:value-type="string" calcext:value-type="string">
            <text:p>Trulock</text:p>
          </table:table-cell>
          <table:table-cell office:value-type="string" calcext:value-type="string">
            <text:p>ztrulockz@t.co</text:p>
          </table:table-cell>
          <table:table-cell office:value-type="float" office:value="4212873565" calcext:value-type="float">
            <text:p>4212873565</text:p>
          </table:table-cell>
          <table:table-cell table:formula="of:=&quot;INSERT INTO People (FirstName, LastName, Phone, Email) VALUES ('&quot;&amp;[.A37]&amp;&quot;', '&quot;&amp;[.B37]&amp;&quot;', '&quot;&amp;[.D37]&amp;&quot;', '&quot;&amp;[.C37]&amp;&quot;' ); &quot;" office:value-type="string" office:string-value="INSERT INTO People (FirstName, LastName, Phone, Email) VALUES ('Zea', 'Trulock', '4212873565', 'ztrulockz@t.co' ); " calcext:value-type="string">
            <text:p>INSERT INTO People (FirstName, LastName, Phone, Email) VALUES ('Zea', 'Trulock', '4212873565', 'ztrulockz@t.co' ); </text:p>
          </table:table-cell>
        </table:table-row>
        <table:table-row table:style-name="ro1">
          <table:table-cell office:value-type="string" calcext:value-type="string">
            <text:p>Grayce</text:p>
          </table:table-cell>
          <table:table-cell office:value-type="string" calcext:value-type="string">
            <text:p>Burchill</text:p>
          </table:table-cell>
          <table:table-cell office:value-type="string" calcext:value-type="string">
            <text:p>gburchill10@amazon.de</text:p>
          </table:table-cell>
          <table:table-cell office:value-type="float" office:value="9336323370" calcext:value-type="float">
            <text:p>9336323370</text:p>
          </table:table-cell>
          <table:table-cell table:formula="of:=&quot;INSERT INTO People (FirstName, LastName, Phone, Email) VALUES ('&quot;&amp;[.A38]&amp;&quot;', '&quot;&amp;[.B38]&amp;&quot;', '&quot;&amp;[.D38]&amp;&quot;', '&quot;&amp;[.C38]&amp;&quot;' ); &quot;" office:value-type="string" office:string-value="INSERT INTO People (FirstName, LastName, Phone, Email) VALUES ('Grayce', 'Burchill', '9336323370', 'gburchill10@amazon.de' ); " calcext:value-type="string">
            <text:p>INSERT INTO People (FirstName, LastName, Phone, Email) VALUES ('Grayce', 'Burchill', '9336323370', 'gburchill10@amazon.de' ); </text:p>
          </table:table-cell>
        </table:table-row>
        <table:table-row table:style-name="ro1">
          <table:table-cell office:value-type="string" calcext:value-type="string">
            <text:p>Vyky</text:p>
          </table:table-cell>
          <table:table-cell office:value-type="string" calcext:value-type="string">
            <text:p>Barnaby</text:p>
          </table:table-cell>
          <table:table-cell office:value-type="string" calcext:value-type="string">
            <text:p>vbarnaby11@fema.gov</text:p>
          </table:table-cell>
          <table:table-cell office:value-type="float" office:value="3359068476" calcext:value-type="float">
            <text:p>3359068476</text:p>
          </table:table-cell>
          <table:table-cell table:formula="of:=&quot;INSERT INTO People (FirstName, LastName, Phone, Email) VALUES ('&quot;&amp;[.A39]&amp;&quot;', '&quot;&amp;[.B39]&amp;&quot;', '&quot;&amp;[.D39]&amp;&quot;', '&quot;&amp;[.C39]&amp;&quot;' ); &quot;" office:value-type="string" office:string-value="INSERT INTO People (FirstName, LastName, Phone, Email) VALUES ('Vyky', 'Barnaby', '3359068476', 'vbarnaby11@fema.gov' ); " calcext:value-type="string">
            <text:p>INSERT INTO People (FirstName, LastName, Phone, Email) VALUES ('Vyky', 'Barnaby', '3359068476', 'vbarnaby11@fema.gov' ); </text:p>
          </table:table-cell>
        </table:table-row>
        <table:table-row table:style-name="ro1">
          <table:table-cell office:value-type="string" calcext:value-type="string">
            <text:p>Clemmie</text:p>
          </table:table-cell>
          <table:table-cell office:value-type="string" calcext:value-type="string">
            <text:p>Squirrell</text:p>
          </table:table-cell>
          <table:table-cell office:value-type="string" calcext:value-type="string">
            <text:p>csquirrell12@tuttocitta.it</text:p>
          </table:table-cell>
          <table:table-cell office:value-type="float" office:value="2188307159" calcext:value-type="float">
            <text:p>2188307159</text:p>
          </table:table-cell>
          <table:table-cell table:formula="of:=&quot;INSERT INTO People (FirstName, LastName, Phone, Email) VALUES ('&quot;&amp;[.A40]&amp;&quot;', '&quot;&amp;[.B40]&amp;&quot;', '&quot;&amp;[.D40]&amp;&quot;', '&quot;&amp;[.C40]&amp;&quot;' ); &quot;" office:value-type="string" office:string-value="INSERT INTO People (FirstName, LastName, Phone, Email) VALUES ('Clemmie', 'Squirrell', '2188307159', 'csquirrell12@tuttocitta.it' ); " calcext:value-type="string">
            <text:p>INSERT INTO People (FirstName, LastName, Phone, Email) VALUES ('Clemmie', 'Squirrell', '2188307159', 'csquirrell12@tuttocitta.it' ); </text:p>
          </table:table-cell>
        </table:table-row>
        <table:table-row table:style-name="ro1">
          <table:table-cell office:value-type="string" calcext:value-type="string">
            <text:p>Royal</text:p>
          </table:table-cell>
          <table:table-cell office:value-type="string" calcext:value-type="string">
            <text:p>Blackman</text:p>
          </table:table-cell>
          <table:table-cell office:value-type="string" calcext:value-type="string">
            <text:p>rblackman13@apple.com</text:p>
          </table:table-cell>
          <table:table-cell office:value-type="float" office:value="4702693640" calcext:value-type="float">
            <text:p>4702693640</text:p>
          </table:table-cell>
          <table:table-cell table:formula="of:=&quot;INSERT INTO People (FirstName, LastName, Phone, Email) VALUES ('&quot;&amp;[.A41]&amp;&quot;', '&quot;&amp;[.B41]&amp;&quot;', '&quot;&amp;[.D41]&amp;&quot;', '&quot;&amp;[.C41]&amp;&quot;' ); &quot;" office:value-type="string" office:string-value="INSERT INTO People (FirstName, LastName, Phone, Email) VALUES ('Royal', 'Blackman', '4702693640', 'rblackman13@apple.com' ); " calcext:value-type="string">
            <text:p>INSERT INTO People (FirstName, LastName, Phone, Email) VALUES ('Royal', 'Blackman', '4702693640', 'rblackman13@apple.com' ); </text:p>
          </table:table-cell>
        </table:table-row>
        <table:table-row table:style-name="ro1">
          <table:table-cell office:value-type="string" calcext:value-type="string">
            <text:p>Charlene</text:p>
          </table:table-cell>
          <table:table-cell office:value-type="string" calcext:value-type="string">
            <text:p>Goldring</text:p>
          </table:table-cell>
          <table:table-cell office:value-type="string" calcext:value-type="string">
            <text:p>cgoldring14@goodreads.com</text:p>
          </table:table-cell>
          <table:table-cell office:value-type="float" office:value="8377086602" calcext:value-type="float">
            <text:p>8377086602</text:p>
          </table:table-cell>
          <table:table-cell table:formula="of:=&quot;INSERT INTO People (FirstName, LastName, Phone, Email) VALUES ('&quot;&amp;[.A42]&amp;&quot;', '&quot;&amp;[.B42]&amp;&quot;', '&quot;&amp;[.D42]&amp;&quot;', '&quot;&amp;[.C42]&amp;&quot;' ); &quot;" office:value-type="string" office:string-value="INSERT INTO People (FirstName, LastName, Phone, Email) VALUES ('Charlene', 'Goldring', '8377086602', 'cgoldring14@goodreads.com' ); " calcext:value-type="string">
            <text:p>INSERT INTO People (FirstName, LastName, Phone, Email) VALUES ('Charlene', 'Goldring', '8377086602', 'cgoldring14@goodreads.com' ); </text:p>
          </table:table-cell>
        </table:table-row>
        <table:table-row table:style-name="ro1">
          <table:table-cell office:value-type="string" calcext:value-type="string">
            <text:p>Darrelle</text:p>
          </table:table-cell>
          <table:table-cell office:value-type="string" calcext:value-type="string">
            <text:p>Johnston</text:p>
          </table:table-cell>
          <table:table-cell office:value-type="string" calcext:value-type="string">
            <text:p>djohnston15@google.com.hk</text:p>
          </table:table-cell>
          <table:table-cell office:value-type="float" office:value="8567624406" calcext:value-type="float">
            <text:p>8567624406</text:p>
          </table:table-cell>
          <table:table-cell table:formula="of:=&quot;INSERT INTO People (FirstName, LastName, Phone, Email) VALUES ('&quot;&amp;[.A43]&amp;&quot;', '&quot;&amp;[.B43]&amp;&quot;', '&quot;&amp;[.D43]&amp;&quot;', '&quot;&amp;[.C43]&amp;&quot;' ); &quot;" office:value-type="string" office:string-value="INSERT INTO People (FirstName, LastName, Phone, Email) VALUES ('Darrelle', 'Johnston', '8567624406', 'djohnston15@google.com.hk' ); " calcext:value-type="string">
            <text:p>INSERT INTO People (FirstName, LastName, Phone, Email) VALUES ('Darrelle', 'Johnston', '8567624406', 'djohnston15@google.com.hk' ); </text:p>
          </table:table-cell>
        </table:table-row>
        <table:table-row table:style-name="ro1">
          <table:table-cell office:value-type="string" calcext:value-type="string">
            <text:p>Staford</text:p>
          </table:table-cell>
          <table:table-cell office:value-type="string" calcext:value-type="string">
            <text:p>Haton</text:p>
          </table:table-cell>
          <table:table-cell office:value-type="string" calcext:value-type="string">
            <text:p>shaton16@hp.com</text:p>
          </table:table-cell>
          <table:table-cell office:value-type="float" office:value="5106450111" calcext:value-type="float">
            <text:p>5106450111</text:p>
          </table:table-cell>
          <table:table-cell table:formula="of:=&quot;INSERT INTO People (FirstName, LastName, Phone, Email) VALUES ('&quot;&amp;[.A44]&amp;&quot;', '&quot;&amp;[.B44]&amp;&quot;', '&quot;&amp;[.D44]&amp;&quot;', '&quot;&amp;[.C44]&amp;&quot;' ); &quot;" office:value-type="string" office:string-value="INSERT INTO People (FirstName, LastName, Phone, Email) VALUES ('Staford', 'Haton', '5106450111', 'shaton16@hp.com' ); " calcext:value-type="string">
            <text:p>INSERT INTO People (FirstName, LastName, Phone, Email) VALUES ('Staford', 'Haton', '5106450111', 'shaton16@hp.com' ); </text:p>
          </table:table-cell>
        </table:table-row>
        <table:table-row table:style-name="ro1">
          <table:table-cell office:value-type="string" calcext:value-type="string">
            <text:p>Chicky</text:p>
          </table:table-cell>
          <table:table-cell office:value-type="string" calcext:value-type="string">
            <text:p>Quennell</text:p>
          </table:table-cell>
          <table:table-cell office:value-type="string" calcext:value-type="string">
            <text:p>cquennell17@foxnews.com</text:p>
          </table:table-cell>
          <table:table-cell office:value-type="float" office:value="1296805963" calcext:value-type="float">
            <text:p>1296805963</text:p>
          </table:table-cell>
          <table:table-cell table:formula="of:=&quot;INSERT INTO People (FirstName, LastName, Phone, Email) VALUES ('&quot;&amp;[.A45]&amp;&quot;', '&quot;&amp;[.B45]&amp;&quot;', '&quot;&amp;[.D45]&amp;&quot;', '&quot;&amp;[.C45]&amp;&quot;' ); &quot;" office:value-type="string" office:string-value="INSERT INTO People (FirstName, LastName, Phone, Email) VALUES ('Chicky', 'Quennell', '1296805963', 'cquennell17@foxnews.com' ); " calcext:value-type="string">
            <text:p>INSERT INTO People (FirstName, LastName, Phone, Email) VALUES ('Chicky', 'Quennell', '1296805963', 'cquennell17@foxnews.com' ); </text:p>
          </table:table-cell>
        </table:table-row>
        <table:table-row table:style-name="ro1">
          <table:table-cell office:value-type="string" calcext:value-type="string">
            <text:p>Phillipp</text:p>
          </table:table-cell>
          <table:table-cell office:value-type="string" calcext:value-type="string">
            <text:p>Ive</text:p>
          </table:table-cell>
          <table:table-cell office:value-type="string" calcext:value-type="string">
            <text:p>pive18@cornell.edu</text:p>
          </table:table-cell>
          <table:table-cell office:value-type="float" office:value="9149192546" calcext:value-type="float">
            <text:p>9149192546</text:p>
          </table:table-cell>
          <table:table-cell table:formula="of:=&quot;INSERT INTO People (FirstName, LastName, Phone, Email) VALUES ('&quot;&amp;[.A46]&amp;&quot;', '&quot;&amp;[.B46]&amp;&quot;', '&quot;&amp;[.D46]&amp;&quot;', '&quot;&amp;[.C46]&amp;&quot;' ); &quot;" office:value-type="string" office:string-value="INSERT INTO People (FirstName, LastName, Phone, Email) VALUES ('Phillipp', 'Ive', '9149192546', 'pive18@cornell.edu' ); " calcext:value-type="string">
            <text:p>INSERT INTO People (FirstName, LastName, Phone, Email) VALUES ('Phillipp', 'Ive', '9149192546', 'pive18@cornell.edu' ); </text:p>
          </table:table-cell>
        </table:table-row>
        <table:table-row table:style-name="ro1">
          <table:table-cell office:value-type="string" calcext:value-type="string">
            <text:p>Bryan</text:p>
          </table:table-cell>
          <table:table-cell office:value-type="string" calcext:value-type="string">
            <text:p>Marshalleck</text:p>
          </table:table-cell>
          <table:table-cell office:value-type="string" calcext:value-type="string">
            <text:p>bmarshalleck19@uol.com.br</text:p>
          </table:table-cell>
          <table:table-cell office:value-type="float" office:value="3244429329" calcext:value-type="float">
            <text:p>3244429329</text:p>
          </table:table-cell>
          <table:table-cell table:formula="of:=&quot;INSERT INTO People (FirstName, LastName, Phone, Email) VALUES ('&quot;&amp;[.A47]&amp;&quot;', '&quot;&amp;[.B47]&amp;&quot;', '&quot;&amp;[.D47]&amp;&quot;', '&quot;&amp;[.C47]&amp;&quot;' ); &quot;" office:value-type="string" office:string-value="INSERT INTO People (FirstName, LastName, Phone, Email) VALUES ('Bryan', 'Marshalleck', '3244429329', 'bmarshalleck19@uol.com.br' ); " calcext:value-type="string">
            <text:p>INSERT INTO People (FirstName, LastName, Phone, Email) VALUES ('Bryan', 'Marshalleck', '3244429329', 'bmarshalleck19@uol.com.br' ); </text:p>
          </table:table-cell>
        </table:table-row>
        <table:table-row table:style-name="ro1">
          <table:table-cell office:value-type="string" calcext:value-type="string">
            <text:p>Jeannette</text:p>
          </table:table-cell>
          <table:table-cell office:value-type="string" calcext:value-type="string">
            <text:p>Hannant</text:p>
          </table:table-cell>
          <table:table-cell office:value-type="string" calcext:value-type="string">
            <text:p>jhannant1a@google.cn</text:p>
          </table:table-cell>
          <table:table-cell office:value-type="float" office:value="8999994449" calcext:value-type="float">
            <text:p>8999994449</text:p>
          </table:table-cell>
          <table:table-cell table:formula="of:=&quot;INSERT INTO People (FirstName, LastName, Phone, Email) VALUES ('&quot;&amp;[.A48]&amp;&quot;', '&quot;&amp;[.B48]&amp;&quot;', '&quot;&amp;[.D48]&amp;&quot;', '&quot;&amp;[.C48]&amp;&quot;' ); &quot;" office:value-type="string" office:string-value="INSERT INTO People (FirstName, LastName, Phone, Email) VALUES ('Jeannette', 'Hannant', '8999994449', 'jhannant1a@google.cn' ); " calcext:value-type="string">
            <text:p>INSERT INTO People (FirstName, LastName, Phone, Email) VALUES ('Jeannette', 'Hannant', '8999994449', 'jhannant1a@google.cn' ); </text:p>
          </table:table-cell>
        </table:table-row>
        <table:table-row table:style-name="ro1">
          <table:table-cell office:value-type="string" calcext:value-type="string">
            <text:p>Lorne</text:p>
          </table:table-cell>
          <table:table-cell office:value-type="string" calcext:value-type="string">
            <text:p>Najafian</text:p>
          </table:table-cell>
          <table:table-cell office:value-type="string" calcext:value-type="string">
            <text:p>lnajafian1b@jigsy.com</text:p>
          </table:table-cell>
          <table:table-cell office:value-type="float" office:value="2561657648" calcext:value-type="float">
            <text:p>2561657648</text:p>
          </table:table-cell>
          <table:table-cell table:formula="of:=&quot;INSERT INTO People (FirstName, LastName, Phone, Email) VALUES ('&quot;&amp;[.A49]&amp;&quot;', '&quot;&amp;[.B49]&amp;&quot;', '&quot;&amp;[.D49]&amp;&quot;', '&quot;&amp;[.C49]&amp;&quot;' ); &quot;" office:value-type="string" office:string-value="INSERT INTO People (FirstName, LastName, Phone, Email) VALUES ('Lorne', 'Najafian', '2561657648', 'lnajafian1b@jigsy.com' ); " calcext:value-type="string">
            <text:p>INSERT INTO People (FirstName, LastName, Phone, Email) VALUES ('Lorne', 'Najafian', '2561657648', 'lnajafian1b@jigsy.com' ); </text:p>
          </table:table-cell>
        </table:table-row>
        <table:table-row table:style-name="ro1">
          <table:table-cell office:value-type="string" calcext:value-type="string">
            <text:p>Phaedra</text:p>
          </table:table-cell>
          <table:table-cell office:value-type="string" calcext:value-type="string">
            <text:p>Wigin</text:p>
          </table:table-cell>
          <table:table-cell office:value-type="string" calcext:value-type="string">
            <text:p>pwigin1c@oracle.com</text:p>
          </table:table-cell>
          <table:table-cell office:value-type="float" office:value="4661388387" calcext:value-type="float">
            <text:p>4661388387</text:p>
          </table:table-cell>
          <table:table-cell table:formula="of:=&quot;INSERT INTO People (FirstName, LastName, Phone, Email) VALUES ('&quot;&amp;[.A50]&amp;&quot;', '&quot;&amp;[.B50]&amp;&quot;', '&quot;&amp;[.D50]&amp;&quot;', '&quot;&amp;[.C50]&amp;&quot;' ); &quot;" office:value-type="string" office:string-value="INSERT INTO People (FirstName, LastName, Phone, Email) VALUES ('Phaedra', 'Wigin', '4661388387', 'pwigin1c@oracle.com' ); " calcext:value-type="string">
            <text:p>INSERT INTO People (FirstName, LastName, Phone, Email) VALUES ('Phaedra', 'Wigin', '4661388387', 'pwigin1c@oracle.com' ); </text:p>
          </table:table-cell>
        </table:table-row>
        <table:table-row table:style-name="ro1">
          <table:table-cell office:value-type="string" calcext:value-type="string">
            <text:p>Amberly</text:p>
          </table:table-cell>
          <table:table-cell office:value-type="string" calcext:value-type="string">
            <text:p>Tregidgo</text:p>
          </table:table-cell>
          <table:table-cell office:value-type="string" calcext:value-type="string">
            <text:p>atregidgo1d@reverbnation.com</text:p>
          </table:table-cell>
          <table:table-cell office:value-type="float" office:value="3021003561" calcext:value-type="float">
            <text:p>3021003561</text:p>
          </table:table-cell>
          <table:table-cell table:formula="of:=&quot;INSERT INTO People (FirstName, LastName, Phone, Email) VALUES ('&quot;&amp;[.A51]&amp;&quot;', '&quot;&amp;[.B51]&amp;&quot;', '&quot;&amp;[.D51]&amp;&quot;', '&quot;&amp;[.C51]&amp;&quot;' ); &quot;" office:value-type="string" office:string-value="INSERT INTO People (FirstName, LastName, Phone, Email) VALUES ('Amberly', 'Tregidgo', '3021003561', 'atregidgo1d@reverbnation.com' ); " calcext:value-type="string">
            <text:p>INSERT INTO People (FirstName, LastName, Phone, Email) VALUES ('Amberly', 'Tregidgo', '3021003561', 'atregidgo1d@reverbnation.com' ); </text:p>
          </table:table-cell>
        </table:table-row>
        <table:table-row table:style-name="ro1">
          <table:table-cell office:value-type="string" calcext:value-type="string">
            <text:p>Jonell</text:p>
          </table:table-cell>
          <table:table-cell office:value-type="string" calcext:value-type="string">
            <text:p>Duckinfield</text:p>
          </table:table-cell>
          <table:table-cell office:value-type="string" calcext:value-type="string">
            <text:p>jduckinfield1e@guardian.co.uk</text:p>
          </table:table-cell>
          <table:table-cell office:value-type="float" office:value="5175211788" calcext:value-type="float">
            <text:p>5175211788</text:p>
          </table:table-cell>
          <table:table-cell table:formula="of:=&quot;INSERT INTO People (FirstName, LastName, Phone, Email) VALUES ('&quot;&amp;[.A52]&amp;&quot;', '&quot;&amp;[.B52]&amp;&quot;', '&quot;&amp;[.D52]&amp;&quot;', '&quot;&amp;[.C52]&amp;&quot;' ); &quot;" office:value-type="string" office:string-value="INSERT INTO People (FirstName, LastName, Phone, Email) VALUES ('Jonell', 'Duckinfield', '5175211788', 'jduckinfield1e@guardian.co.uk' ); " calcext:value-type="string">
            <text:p>INSERT INTO People (FirstName, LastName, Phone, Email) VALUES ('Jonell', 'Duckinfield', '5175211788', 'jduckinfield1e@guardian.co.uk' ); </text:p>
          </table:table-cell>
        </table:table-row>
        <table:table-row table:style-name="ro1">
          <table:table-cell office:value-type="string" calcext:value-type="string">
            <text:p>Christoforo</text:p>
          </table:table-cell>
          <table:table-cell office:value-type="string" calcext:value-type="string">
            <text:p>Borgnet</text:p>
          </table:table-cell>
          <table:table-cell office:value-type="string" calcext:value-type="string">
            <text:p>cborgnet1f@ycombinator.com</text:p>
          </table:table-cell>
          <table:table-cell office:value-type="float" office:value="1882690316" calcext:value-type="float">
            <text:p>1882690316</text:p>
          </table:table-cell>
          <table:table-cell table:formula="of:=&quot;INSERT INTO People (FirstName, LastName, Phone, Email) VALUES ('&quot;&amp;[.A53]&amp;&quot;', '&quot;&amp;[.B53]&amp;&quot;', '&quot;&amp;[.D53]&amp;&quot;', '&quot;&amp;[.C53]&amp;&quot;' ); &quot;" office:value-type="string" office:string-value="INSERT INTO People (FirstName, LastName, Phone, Email) VALUES ('Christoforo', 'Borgnet', '1882690316', 'cborgnet1f@ycombinator.com' ); " calcext:value-type="string">
            <text:p>INSERT INTO People (FirstName, LastName, Phone, Email) VALUES ('Christoforo', 'Borgnet', '1882690316', 'cborgnet1f@ycombinator.com' ); </text:p>
          </table:table-cell>
        </table:table-row>
        <table:table-row table:style-name="ro1">
          <table:table-cell office:value-type="string" calcext:value-type="string">
            <text:p>Skip</text:p>
          </table:table-cell>
          <table:table-cell office:value-type="string" calcext:value-type="string">
            <text:p>Bowhay</text:p>
          </table:table-cell>
          <table:table-cell office:value-type="string" calcext:value-type="string">
            <text:p>sbowhay1g@hud.gov</text:p>
          </table:table-cell>
          <table:table-cell office:value-type="float" office:value="4161947567" calcext:value-type="float">
            <text:p>4161947567</text:p>
          </table:table-cell>
          <table:table-cell table:formula="of:=&quot;INSERT INTO People (FirstName, LastName, Phone, Email) VALUES ('&quot;&amp;[.A54]&amp;&quot;', '&quot;&amp;[.B54]&amp;&quot;', '&quot;&amp;[.D54]&amp;&quot;', '&quot;&amp;[.C54]&amp;&quot;' ); &quot;" office:value-type="string" office:string-value="INSERT INTO People (FirstName, LastName, Phone, Email) VALUES ('Skip', 'Bowhay', '4161947567', 'sbowhay1g@hud.gov' ); " calcext:value-type="string">
            <text:p>INSERT INTO People (FirstName, LastName, Phone, Email) VALUES ('Skip', 'Bowhay', '4161947567', 'sbowhay1g@hud.gov' ); </text:p>
          </table:table-cell>
        </table:table-row>
        <table:table-row table:style-name="ro1">
          <table:table-cell office:value-type="string" calcext:value-type="string">
            <text:p>Xylia</text:p>
          </table:table-cell>
          <table:table-cell office:value-type="string" calcext:value-type="string">
            <text:p>Stivers</text:p>
          </table:table-cell>
          <table:table-cell office:value-type="string" calcext:value-type="string">
            <text:p>xstivers1h@edublogs.org</text:p>
          </table:table-cell>
          <table:table-cell office:value-type="float" office:value="4455518663" calcext:value-type="float">
            <text:p>4455518663</text:p>
          </table:table-cell>
          <table:table-cell table:formula="of:=&quot;INSERT INTO People (FirstName, LastName, Phone, Email) VALUES ('&quot;&amp;[.A55]&amp;&quot;', '&quot;&amp;[.B55]&amp;&quot;', '&quot;&amp;[.D55]&amp;&quot;', '&quot;&amp;[.C55]&amp;&quot;' ); &quot;" office:value-type="string" office:string-value="INSERT INTO People (FirstName, LastName, Phone, Email) VALUES ('Xylia', 'Stivers', '4455518663', 'xstivers1h@edublogs.org' ); " calcext:value-type="string">
            <text:p>INSERT INTO People (FirstName, LastName, Phone, Email) VALUES ('Xylia', 'Stivers', '4455518663', 'xstivers1h@edublogs.org' ); </text:p>
          </table:table-cell>
        </table:table-row>
        <table:table-row table:style-name="ro1">
          <table:table-cell office:value-type="string" calcext:value-type="string">
            <text:p>Hercules</text:p>
          </table:table-cell>
          <table:table-cell office:value-type="string" calcext:value-type="string">
            <text:p>Pinks</text:p>
          </table:table-cell>
          <table:table-cell office:value-type="string" calcext:value-type="string">
            <text:p>hpinks1i@elegantthemes.com</text:p>
          </table:table-cell>
          <table:table-cell office:value-type="float" office:value="1743072814" calcext:value-type="float">
            <text:p>1743072814</text:p>
          </table:table-cell>
          <table:table-cell table:formula="of:=&quot;INSERT INTO People (FirstName, LastName, Phone, Email) VALUES ('&quot;&amp;[.A56]&amp;&quot;', '&quot;&amp;[.B56]&amp;&quot;', '&quot;&amp;[.D56]&amp;&quot;', '&quot;&amp;[.C56]&amp;&quot;' ); &quot;" office:value-type="string" office:string-value="INSERT INTO People (FirstName, LastName, Phone, Email) VALUES ('Hercules', 'Pinks', '1743072814', 'hpinks1i@elegantthemes.com' ); " calcext:value-type="string">
            <text:p>INSERT INTO People (FirstName, LastName, Phone, Email) VALUES ('Hercules', 'Pinks', '1743072814', 'hpinks1i@elegantthemes.com' ); </text:p>
          </table:table-cell>
        </table:table-row>
        <table:table-row table:style-name="ro1">
          <table:table-cell office:value-type="string" calcext:value-type="string">
            <text:p>Athene</text:p>
          </table:table-cell>
          <table:table-cell office:value-type="string" calcext:value-type="string">
            <text:p>Christofe</text:p>
          </table:table-cell>
          <table:table-cell office:value-type="string" calcext:value-type="string">
            <text:p>achristofe1j@goodreads.com</text:p>
          </table:table-cell>
          <table:table-cell office:value-type="float" office:value="6044075356" calcext:value-type="float">
            <text:p>6044075356</text:p>
          </table:table-cell>
          <table:table-cell table:formula="of:=&quot;INSERT INTO People (FirstName, LastName, Phone, Email) VALUES ('&quot;&amp;[.A57]&amp;&quot;', '&quot;&amp;[.B57]&amp;&quot;', '&quot;&amp;[.D57]&amp;&quot;', '&quot;&amp;[.C57]&amp;&quot;' ); &quot;" office:value-type="string" office:string-value="INSERT INTO People (FirstName, LastName, Phone, Email) VALUES ('Athene', 'Christofe', '6044075356', 'achristofe1j@goodreads.com' ); " calcext:value-type="string">
            <text:p>INSERT INTO People (FirstName, LastName, Phone, Email) VALUES ('Athene', 'Christofe', '6044075356', 'achristofe1j@goodreads.com' ); </text:p>
          </table:table-cell>
        </table:table-row>
        <table:table-row table:style-name="ro1">
          <table:table-cell office:value-type="string" calcext:value-type="string">
            <text:p>Burton</text:p>
          </table:table-cell>
          <table:table-cell office:value-type="string" calcext:value-type="string">
            <text:p>Gilleson</text:p>
          </table:table-cell>
          <table:table-cell office:value-type="string" calcext:value-type="string">
            <text:p>bgilleson1k@imageshack.us</text:p>
          </table:table-cell>
          <table:table-cell office:value-type="float" office:value="6959329860" calcext:value-type="float">
            <text:p>6959329860</text:p>
          </table:table-cell>
          <table:table-cell table:formula="of:=&quot;INSERT INTO People (FirstName, LastName, Phone, Email) VALUES ('&quot;&amp;[.A58]&amp;&quot;', '&quot;&amp;[.B58]&amp;&quot;', '&quot;&amp;[.D58]&amp;&quot;', '&quot;&amp;[.C58]&amp;&quot;' ); &quot;" office:value-type="string" office:string-value="INSERT INTO People (FirstName, LastName, Phone, Email) VALUES ('Burton', 'Gilleson', '6959329860', 'bgilleson1k@imageshack.us' ); " calcext:value-type="string">
            <text:p>INSERT INTO People (FirstName, LastName, Phone, Email) VALUES ('Burton', 'Gilleson', '6959329860', 'bgilleson1k@imageshack.us' ); </text:p>
          </table:table-cell>
        </table:table-row>
        <table:table-row table:style-name="ro1">
          <table:table-cell office:value-type="string" calcext:value-type="string">
            <text:p>Deni</text:p>
          </table:table-cell>
          <table:table-cell office:value-type="string" calcext:value-type="string">
            <text:p>Chuck</text:p>
          </table:table-cell>
          <table:table-cell office:value-type="string" calcext:value-type="string">
            <text:p>dchuck1l@hugedomains.com</text:p>
          </table:table-cell>
          <table:table-cell office:value-type="float" office:value="3595882454" calcext:value-type="float">
            <text:p>3595882454</text:p>
          </table:table-cell>
          <table:table-cell table:formula="of:=&quot;INSERT INTO People (FirstName, LastName, Phone, Email) VALUES ('&quot;&amp;[.A59]&amp;&quot;', '&quot;&amp;[.B59]&amp;&quot;', '&quot;&amp;[.D59]&amp;&quot;', '&quot;&amp;[.C59]&amp;&quot;' ); &quot;" office:value-type="string" office:string-value="INSERT INTO People (FirstName, LastName, Phone, Email) VALUES ('Deni', 'Chuck', '3595882454', 'dchuck1l@hugedomains.com' ); " calcext:value-type="string">
            <text:p>INSERT INTO People (FirstName, LastName, Phone, Email) VALUES ('Deni', 'Chuck', '3595882454', 'dchuck1l@hugedomains.com' ); </text:p>
          </table:table-cell>
        </table:table-row>
        <table:table-row table:style-name="ro1">
          <table:table-cell office:value-type="string" calcext:value-type="string">
            <text:p>Ara</text:p>
          </table:table-cell>
          <table:table-cell office:value-type="string" calcext:value-type="string">
            <text:p>Ettritch</text:p>
          </table:table-cell>
          <table:table-cell office:value-type="string" calcext:value-type="string">
            <text:p>aettritch1m@uol.com.br</text:p>
          </table:table-cell>
          <table:table-cell office:value-type="float" office:value="1204141619" calcext:value-type="float">
            <text:p>1204141619</text:p>
          </table:table-cell>
          <table:table-cell table:formula="of:=&quot;INSERT INTO People (FirstName, LastName, Phone, Email) VALUES ('&quot;&amp;[.A60]&amp;&quot;', '&quot;&amp;[.B60]&amp;&quot;', '&quot;&amp;[.D60]&amp;&quot;', '&quot;&amp;[.C60]&amp;&quot;' ); &quot;" office:value-type="string" office:string-value="INSERT INTO People (FirstName, LastName, Phone, Email) VALUES ('Ara', 'Ettritch', '1204141619', 'aettritch1m@uol.com.br' ); " calcext:value-type="string">
            <text:p>INSERT INTO People (FirstName, LastName, Phone, Email) VALUES ('Ara', 'Ettritch', '1204141619', 'aettritch1m@uol.com.br' ); </text:p>
          </table:table-cell>
        </table:table-row>
        <table:table-row table:style-name="ro1">
          <table:table-cell office:value-type="string" calcext:value-type="string">
            <text:p>Tamera</text:p>
          </table:table-cell>
          <table:table-cell office:value-type="string" calcext:value-type="string">
            <text:p>Dunkley</text:p>
          </table:table-cell>
          <table:table-cell office:value-type="string" calcext:value-type="string">
            <text:p>tdunkley1n@latimes.com</text:p>
          </table:table-cell>
          <table:table-cell office:value-type="float" office:value="6259312984" calcext:value-type="float">
            <text:p>6259312984</text:p>
          </table:table-cell>
          <table:table-cell table:formula="of:=&quot;INSERT INTO People (FirstName, LastName, Phone, Email) VALUES ('&quot;&amp;[.A61]&amp;&quot;', '&quot;&amp;[.B61]&amp;&quot;', '&quot;&amp;[.D61]&amp;&quot;', '&quot;&amp;[.C61]&amp;&quot;' ); &quot;" office:value-type="string" office:string-value="INSERT INTO People (FirstName, LastName, Phone, Email) VALUES ('Tamera', 'Dunkley', '6259312984', 'tdunkley1n@latimes.com' ); " calcext:value-type="string">
            <text:p>INSERT INTO People (FirstName, LastName, Phone, Email) VALUES ('Tamera', 'Dunkley', '6259312984', 'tdunkley1n@latimes.com' ); </text:p>
          </table:table-cell>
        </table:table-row>
        <table:table-row table:style-name="ro1">
          <table:table-cell office:value-type="string" calcext:value-type="string">
            <text:p>Almire</text:p>
          </table:table-cell>
          <table:table-cell office:value-type="string" calcext:value-type="string">
            <text:p>Farahar</text:p>
          </table:table-cell>
          <table:table-cell office:value-type="string" calcext:value-type="string">
            <text:p>afarahar1o@msu.edu</text:p>
          </table:table-cell>
          <table:table-cell office:value-type="float" office:value="6197536355" calcext:value-type="float">
            <text:p>6197536355</text:p>
          </table:table-cell>
          <table:table-cell table:formula="of:=&quot;INSERT INTO People (FirstName, LastName, Phone, Email) VALUES ('&quot;&amp;[.A62]&amp;&quot;', '&quot;&amp;[.B62]&amp;&quot;', '&quot;&amp;[.D62]&amp;&quot;', '&quot;&amp;[.C62]&amp;&quot;' ); &quot;" office:value-type="string" office:string-value="INSERT INTO People (FirstName, LastName, Phone, Email) VALUES ('Almire', 'Farahar', '6197536355', 'afarahar1o@msu.edu' ); " calcext:value-type="string">
            <text:p>INSERT INTO People (FirstName, LastName, Phone, Email) VALUES ('Almire', 'Farahar', '6197536355', 'afarahar1o@msu.edu' ); </text:p>
          </table:table-cell>
        </table:table-row>
        <table:table-row table:style-name="ro1">
          <table:table-cell office:value-type="string" calcext:value-type="string">
            <text:p>Durand</text:p>
          </table:table-cell>
          <table:table-cell office:value-type="string" calcext:value-type="string">
            <text:p>Zylbermann</text:p>
          </table:table-cell>
          <table:table-cell office:value-type="string" calcext:value-type="string">
            <text:p>dzylbermann1p@posterous.com</text:p>
          </table:table-cell>
          <table:table-cell office:value-type="float" office:value="8432912016" calcext:value-type="float">
            <text:p>8432912016</text:p>
          </table:table-cell>
          <table:table-cell table:formula="of:=&quot;INSERT INTO People (FirstName, LastName, Phone, Email) VALUES ('&quot;&amp;[.A63]&amp;&quot;', '&quot;&amp;[.B63]&amp;&quot;', '&quot;&amp;[.D63]&amp;&quot;', '&quot;&amp;[.C63]&amp;&quot;' ); &quot;" office:value-type="string" office:string-value="INSERT INTO People (FirstName, LastName, Phone, Email) VALUES ('Durand', 'Zylbermann', '8432912016', 'dzylbermann1p@posterous.com' ); " calcext:value-type="string">
            <text:p>INSERT INTO People (FirstName, LastName, Phone, Email) VALUES ('Durand', 'Zylbermann', '8432912016', 'dzylbermann1p@posterous.com' ); </text:p>
          </table:table-cell>
        </table:table-row>
        <table:table-row table:style-name="ro1">
          <table:table-cell office:value-type="string" calcext:value-type="string">
            <text:p>Arney</text:p>
          </table:table-cell>
          <table:table-cell office:value-type="string" calcext:value-type="string">
            <text:p>Kluss</text:p>
          </table:table-cell>
          <table:table-cell office:value-type="string" calcext:value-type="string">
            <text:p>akluss1q@dell.com</text:p>
          </table:table-cell>
          <table:table-cell office:value-type="float" office:value="3149847716" calcext:value-type="float">
            <text:p>3149847716</text:p>
          </table:table-cell>
          <table:table-cell table:formula="of:=&quot;INSERT INTO People (FirstName, LastName, Phone, Email) VALUES ('&quot;&amp;[.A64]&amp;&quot;', '&quot;&amp;[.B64]&amp;&quot;', '&quot;&amp;[.D64]&amp;&quot;', '&quot;&amp;[.C64]&amp;&quot;' ); &quot;" office:value-type="string" office:string-value="INSERT INTO People (FirstName, LastName, Phone, Email) VALUES ('Arney', 'Kluss', '3149847716', 'akluss1q@dell.com' ); " calcext:value-type="string">
            <text:p>INSERT INTO People (FirstName, LastName, Phone, Email) VALUES ('Arney', 'Kluss', '3149847716', 'akluss1q@dell.com' ); </text:p>
          </table:table-cell>
        </table:table-row>
        <table:table-row table:style-name="ro1">
          <table:table-cell office:value-type="string" calcext:value-type="string">
            <text:p>Bastian</text:p>
          </table:table-cell>
          <table:table-cell office:value-type="string" calcext:value-type="string">
            <text:p>Smallman</text:p>
          </table:table-cell>
          <table:table-cell office:value-type="string" calcext:value-type="string">
            <text:p>bsmallman1r@weibo.com</text:p>
          </table:table-cell>
          <table:table-cell office:value-type="float" office:value="1648660894" calcext:value-type="float">
            <text:p>1648660894</text:p>
          </table:table-cell>
          <table:table-cell table:formula="of:=&quot;INSERT INTO People (FirstName, LastName, Phone, Email) VALUES ('&quot;&amp;[.A65]&amp;&quot;', '&quot;&amp;[.B65]&amp;&quot;', '&quot;&amp;[.D65]&amp;&quot;', '&quot;&amp;[.C65]&amp;&quot;' ); &quot;" office:value-type="string" office:string-value="INSERT INTO People (FirstName, LastName, Phone, Email) VALUES ('Bastian', 'Smallman', '1648660894', 'bsmallman1r@weibo.com' ); " calcext:value-type="string">
            <text:p>INSERT INTO People (FirstName, LastName, Phone, Email) VALUES ('Bastian', 'Smallman', '1648660894', 'bsmallman1r@weibo.com' ); </text:p>
          </table:table-cell>
        </table:table-row>
        <table:table-row table:style-name="ro1">
          <table:table-cell office:value-type="string" calcext:value-type="string">
            <text:p>Morlee</text:p>
          </table:table-cell>
          <table:table-cell office:value-type="string" calcext:value-type="string">
            <text:p>Rittmeier</text:p>
          </table:table-cell>
          <table:table-cell office:value-type="string" calcext:value-type="string">
            <text:p>mrittmeier1s@hhs.gov</text:p>
          </table:table-cell>
          <table:table-cell office:value-type="float" office:value="8121415012" calcext:value-type="float">
            <text:p>8121415012</text:p>
          </table:table-cell>
          <table:table-cell table:formula="of:=&quot;INSERT INTO People (FirstName, LastName, Phone, Email) VALUES ('&quot;&amp;[.A66]&amp;&quot;', '&quot;&amp;[.B66]&amp;&quot;', '&quot;&amp;[.D66]&amp;&quot;', '&quot;&amp;[.C66]&amp;&quot;' ); &quot;" office:value-type="string" office:string-value="INSERT INTO People (FirstName, LastName, Phone, Email) VALUES ('Morlee', 'Rittmeier', '8121415012', 'mrittmeier1s@hhs.gov' ); " calcext:value-type="string">
            <text:p>INSERT INTO People (FirstName, LastName, Phone, Email) VALUES ('Morlee', 'Rittmeier', '8121415012', 'mrittmeier1s@hhs.gov' ); </text:p>
          </table:table-cell>
        </table:table-row>
        <table:table-row table:style-name="ro1">
          <table:table-cell office:value-type="string" calcext:value-type="string">
            <text:p>Shannon</text:p>
          </table:table-cell>
          <table:table-cell office:value-type="string" calcext:value-type="string">
            <text:p>Giral</text:p>
          </table:table-cell>
          <table:table-cell office:value-type="string" calcext:value-type="string">
            <text:p>sgiral1t@ftc.gov</text:p>
          </table:table-cell>
          <table:table-cell office:value-type="float" office:value="4108972812" calcext:value-type="float">
            <text:p>4108972812</text:p>
          </table:table-cell>
          <table:table-cell table:formula="of:=&quot;INSERT INTO People (FirstName, LastName, Phone, Email) VALUES ('&quot;&amp;[.A67]&amp;&quot;', '&quot;&amp;[.B67]&amp;&quot;', '&quot;&amp;[.D67]&amp;&quot;', '&quot;&amp;[.C67]&amp;&quot;' ); &quot;" office:value-type="string" office:string-value="INSERT INTO People (FirstName, LastName, Phone, Email) VALUES ('Shannon', 'Giral', '4108972812', 'sgiral1t@ftc.gov' ); " calcext:value-type="string">
            <text:p>INSERT INTO People (FirstName, LastName, Phone, Email) VALUES ('Shannon', 'Giral', '4108972812', 'sgiral1t@ftc.gov' ); </text:p>
          </table:table-cell>
        </table:table-row>
        <table:table-row table:style-name="ro1">
          <table:table-cell office:value-type="string" calcext:value-type="string">
            <text:p>Vitia</text:p>
          </table:table-cell>
          <table:table-cell office:value-type="string" calcext:value-type="string">
            <text:p>Wiffen</text:p>
          </table:table-cell>
          <table:table-cell office:value-type="string" calcext:value-type="string">
            <text:p>vwiffen1u@php.net</text:p>
          </table:table-cell>
          <table:table-cell office:value-type="float" office:value="5592010203" calcext:value-type="float">
            <text:p>5592010203</text:p>
          </table:table-cell>
          <table:table-cell table:formula="of:=&quot;INSERT INTO People (FirstName, LastName, Phone, Email) VALUES ('&quot;&amp;[.A68]&amp;&quot;', '&quot;&amp;[.B68]&amp;&quot;', '&quot;&amp;[.D68]&amp;&quot;', '&quot;&amp;[.C68]&amp;&quot;' ); &quot;" office:value-type="string" office:string-value="INSERT INTO People (FirstName, LastName, Phone, Email) VALUES ('Vitia', 'Wiffen', '5592010203', 'vwiffen1u@php.net' ); " calcext:value-type="string">
            <text:p>INSERT INTO People (FirstName, LastName, Phone, Email) VALUES ('Vitia', 'Wiffen', '5592010203', 'vwiffen1u@php.net' ); </text:p>
          </table:table-cell>
        </table:table-row>
        <table:table-row table:style-name="ro1">
          <table:table-cell office:value-type="string" calcext:value-type="string">
            <text:p>Arlyn</text:p>
          </table:table-cell>
          <table:table-cell office:value-type="string" calcext:value-type="string">
            <text:p>Skullet</text:p>
          </table:table-cell>
          <table:table-cell office:value-type="string" calcext:value-type="string">
            <text:p>askullet1v@china.com.cn</text:p>
          </table:table-cell>
          <table:table-cell office:value-type="float" office:value="6737893889" calcext:value-type="float">
            <text:p>6737893889</text:p>
          </table:table-cell>
          <table:table-cell table:formula="of:=&quot;INSERT INTO People (FirstName, LastName, Phone, Email) VALUES ('&quot;&amp;[.A69]&amp;&quot;', '&quot;&amp;[.B69]&amp;&quot;', '&quot;&amp;[.D69]&amp;&quot;', '&quot;&amp;[.C69]&amp;&quot;' ); &quot;" office:value-type="string" office:string-value="INSERT INTO People (FirstName, LastName, Phone, Email) VALUES ('Arlyn', 'Skullet', '6737893889', 'askullet1v@china.com.cn' ); " calcext:value-type="string">
            <text:p>INSERT INTO People (FirstName, LastName, Phone, Email) VALUES ('Arlyn', 'Skullet', '6737893889', 'askullet1v@china.com.cn' ); </text:p>
          </table:table-cell>
        </table:table-row>
        <table:table-row table:style-name="ro1">
          <table:table-cell office:value-type="string" calcext:value-type="string">
            <text:p>Casey</text:p>
          </table:table-cell>
          <table:table-cell office:value-type="string" calcext:value-type="string">
            <text:p>Pinhorn</text:p>
          </table:table-cell>
          <table:table-cell office:value-type="string" calcext:value-type="string">
            <text:p>cpinhorn1w@vkontakte.ru</text:p>
          </table:table-cell>
          <table:table-cell office:value-type="float" office:value="9133361327" calcext:value-type="float">
            <text:p>9133361327</text:p>
          </table:table-cell>
          <table:table-cell table:formula="of:=&quot;INSERT INTO People (FirstName, LastName, Phone, Email) VALUES ('&quot;&amp;[.A70]&amp;&quot;', '&quot;&amp;[.B70]&amp;&quot;', '&quot;&amp;[.D70]&amp;&quot;', '&quot;&amp;[.C70]&amp;&quot;' ); &quot;" office:value-type="string" office:string-value="INSERT INTO People (FirstName, LastName, Phone, Email) VALUES ('Casey', 'Pinhorn', '9133361327', 'cpinhorn1w@vkontakte.ru' ); " calcext:value-type="string">
            <text:p>INSERT INTO People (FirstName, LastName, Phone, Email) VALUES ('Casey', 'Pinhorn', '9133361327', 'cpinhorn1w@vkontakte.ru' ); </text:p>
          </table:table-cell>
        </table:table-row>
        <table:table-row table:style-name="ro1">
          <table:table-cell office:value-type="string" calcext:value-type="string">
            <text:p>Marcellina</text:p>
          </table:table-cell>
          <table:table-cell office:value-type="string" calcext:value-type="string">
            <text:p>O''Hederscoll</text:p>
          </table:table-cell>
          <table:table-cell office:value-type="string" calcext:value-type="string">
            <text:p>mohederscoll1x@1688.com</text:p>
          </table:table-cell>
          <table:table-cell office:value-type="float" office:value="2255226282" calcext:value-type="float">
            <text:p>2255226282</text:p>
          </table:table-cell>
          <table:table-cell table:formula="of:=&quot;INSERT INTO People (FirstName, LastName, Phone, Email) VALUES ('&quot;&amp;[.A71]&amp;&quot;', '&quot;&amp;[.B71]&amp;&quot;', '&quot;&amp;[.D71]&amp;&quot;', '&quot;&amp;[.C71]&amp;&quot;' ); &quot;" office:value-type="string" office:string-value="INSERT INTO People (FirstName, LastName, Phone, Email) VALUES ('Marcellina', 'O''Hederscoll', '2255226282', 'mohederscoll1x@1688.com' ); " calcext:value-type="string">
            <text:p>INSERT INTO People (FirstName, LastName, Phone, Email) VALUES ('Marcellina', 'O''Hederscoll', '2255226282', 'mohederscoll1x@1688.com' ); </text:p>
          </table:table-cell>
        </table:table-row>
        <table:table-row table:style-name="ro1">
          <table:table-cell office:value-type="string" calcext:value-type="string">
            <text:p>Chaim</text:p>
          </table:table-cell>
          <table:table-cell office:value-type="string" calcext:value-type="string">
            <text:p>Heam</text:p>
          </table:table-cell>
          <table:table-cell office:value-type="string" calcext:value-type="string">
            <text:p>cheam1y@amazon.co.uk</text:p>
          </table:table-cell>
          <table:table-cell office:value-type="float" office:value="6516404337" calcext:value-type="float">
            <text:p>6516404337</text:p>
          </table:table-cell>
          <table:table-cell table:formula="of:=&quot;INSERT INTO People (FirstName, LastName, Phone, Email) VALUES ('&quot;&amp;[.A72]&amp;&quot;', '&quot;&amp;[.B72]&amp;&quot;', '&quot;&amp;[.D72]&amp;&quot;', '&quot;&amp;[.C72]&amp;&quot;' ); &quot;" office:value-type="string" office:string-value="INSERT INTO People (FirstName, LastName, Phone, Email) VALUES ('Chaim', 'Heam', '6516404337', 'cheam1y@amazon.co.uk' ); " calcext:value-type="string">
            <text:p>INSERT INTO People (FirstName, LastName, Phone, Email) VALUES ('Chaim', 'Heam', '6516404337', 'cheam1y@amazon.co.uk' ); </text:p>
          </table:table-cell>
        </table:table-row>
        <table:table-row table:style-name="ro1">
          <table:table-cell office:value-type="string" calcext:value-type="string">
            <text:p>Ransell</text:p>
          </table:table-cell>
          <table:table-cell office:value-type="string" calcext:value-type="string">
            <text:p>Mulvenna</text:p>
          </table:table-cell>
          <table:table-cell office:value-type="string" calcext:value-type="string">
            <text:p>rmulvenna1z@umn.edu</text:p>
          </table:table-cell>
          <table:table-cell office:value-type="float" office:value="7389188012" calcext:value-type="float">
            <text:p>7389188012</text:p>
          </table:table-cell>
          <table:table-cell table:formula="of:=&quot;INSERT INTO People (FirstName, LastName, Phone, Email) VALUES ('&quot;&amp;[.A73]&amp;&quot;', '&quot;&amp;[.B73]&amp;&quot;', '&quot;&amp;[.D73]&amp;&quot;', '&quot;&amp;[.C73]&amp;&quot;' ); &quot;" office:value-type="string" office:string-value="INSERT INTO People (FirstName, LastName, Phone, Email) VALUES ('Ransell', 'Mulvenna', '7389188012', 'rmulvenna1z@umn.edu' ); " calcext:value-type="string">
            <text:p>INSERT INTO People (FirstName, LastName, Phone, Email) VALUES ('Ransell', 'Mulvenna', '7389188012', 'rmulvenna1z@umn.edu' ); </text:p>
          </table:table-cell>
        </table:table-row>
        <table:table-row table:style-name="ro1">
          <table:table-cell office:value-type="string" calcext:value-type="string">
            <text:p>Fannie</text:p>
          </table:table-cell>
          <table:table-cell office:value-type="string" calcext:value-type="string">
            <text:p>Anfonsi</text:p>
          </table:table-cell>
          <table:table-cell office:value-type="string" calcext:value-type="string">
            <text:p>fanfonsi20@dyndns.org</text:p>
          </table:table-cell>
          <table:table-cell office:value-type="float" office:value="7082830341" calcext:value-type="float">
            <text:p>7082830341</text:p>
          </table:table-cell>
          <table:table-cell table:formula="of:=&quot;INSERT INTO People (FirstName, LastName, Phone, Email) VALUES ('&quot;&amp;[.A74]&amp;&quot;', '&quot;&amp;[.B74]&amp;&quot;', '&quot;&amp;[.D74]&amp;&quot;', '&quot;&amp;[.C74]&amp;&quot;' ); &quot;" office:value-type="string" office:string-value="INSERT INTO People (FirstName, LastName, Phone, Email) VALUES ('Fannie', 'Anfonsi', '7082830341', 'fanfonsi20@dyndns.org' ); " calcext:value-type="string">
            <text:p>INSERT INTO People (FirstName, LastName, Phone, Email) VALUES ('Fannie', 'Anfonsi', '7082830341', 'fanfonsi20@dyndns.org' ); </text:p>
          </table:table-cell>
        </table:table-row>
        <table:table-row table:style-name="ro1">
          <table:table-cell office:value-type="string" calcext:value-type="string">
            <text:p>Harvey</text:p>
          </table:table-cell>
          <table:table-cell office:value-type="string" calcext:value-type="string">
            <text:p>Malsher</text:p>
          </table:table-cell>
          <table:table-cell office:value-type="string" calcext:value-type="string">
            <text:p>hmalsher21@jigsy.com</text:p>
          </table:table-cell>
          <table:table-cell office:value-type="float" office:value="7228907797" calcext:value-type="float">
            <text:p>7228907797</text:p>
          </table:table-cell>
          <table:table-cell table:formula="of:=&quot;INSERT INTO People (FirstName, LastName, Phone, Email) VALUES ('&quot;&amp;[.A75]&amp;&quot;', '&quot;&amp;[.B75]&amp;&quot;', '&quot;&amp;[.D75]&amp;&quot;', '&quot;&amp;[.C75]&amp;&quot;' ); &quot;" office:value-type="string" office:string-value="INSERT INTO People (FirstName, LastName, Phone, Email) VALUES ('Harvey', 'Malsher', '7228907797', 'hmalsher21@jigsy.com' ); " calcext:value-type="string">
            <text:p>INSERT INTO People (FirstName, LastName, Phone, Email) VALUES ('Harvey', 'Malsher', '7228907797', 'hmalsher21@jigsy.com' ); </text:p>
          </table:table-cell>
        </table:table-row>
        <table:table-row table:style-name="ro1">
          <table:table-cell office:value-type="string" calcext:value-type="string">
            <text:p>Codie</text:p>
          </table:table-cell>
          <table:table-cell office:value-type="string" calcext:value-type="string">
            <text:p>Cholonin</text:p>
          </table:table-cell>
          <table:table-cell office:value-type="string" calcext:value-type="string">
            <text:p>ccholonin22@bbb.org</text:p>
          </table:table-cell>
          <table:table-cell office:value-type="float" office:value="2251000456" calcext:value-type="float">
            <text:p>2251000456</text:p>
          </table:table-cell>
          <table:table-cell table:formula="of:=&quot;INSERT INTO People (FirstName, LastName, Phone, Email) VALUES ('&quot;&amp;[.A76]&amp;&quot;', '&quot;&amp;[.B76]&amp;&quot;', '&quot;&amp;[.D76]&amp;&quot;', '&quot;&amp;[.C76]&amp;&quot;' ); &quot;" office:value-type="string" office:string-value="INSERT INTO People (FirstName, LastName, Phone, Email) VALUES ('Codie', 'Cholonin', '2251000456', 'ccholonin22@bbb.org' ); " calcext:value-type="string">
            <text:p>INSERT INTO People (FirstName, LastName, Phone, Email) VALUES ('Codie', 'Cholonin', '2251000456', 'ccholonin22@bbb.org' ); </text:p>
          </table:table-cell>
        </table:table-row>
        <table:table-row table:style-name="ro1">
          <table:table-cell office:value-type="string" calcext:value-type="string">
            <text:p>Amalee</text:p>
          </table:table-cell>
          <table:table-cell office:value-type="string" calcext:value-type="string">
            <text:p>Bilam</text:p>
          </table:table-cell>
          <table:table-cell office:value-type="string" calcext:value-type="string">
            <text:p>abilam23@aol.com</text:p>
          </table:table-cell>
          <table:table-cell office:value-type="float" office:value="2684278301" calcext:value-type="float">
            <text:p>2684278301</text:p>
          </table:table-cell>
          <table:table-cell table:formula="of:=&quot;INSERT INTO People (FirstName, LastName, Phone, Email) VALUES ('&quot;&amp;[.A77]&amp;&quot;', '&quot;&amp;[.B77]&amp;&quot;', '&quot;&amp;[.D77]&amp;&quot;', '&quot;&amp;[.C77]&amp;&quot;' ); &quot;" office:value-type="string" office:string-value="INSERT INTO People (FirstName, LastName, Phone, Email) VALUES ('Amalee', 'Bilam', '2684278301', 'abilam23@aol.com' ); " calcext:value-type="string">
            <text:p>INSERT INTO People (FirstName, LastName, Phone, Email) VALUES ('Amalee', 'Bilam', '2684278301', 'abilam23@aol.com' ); </text:p>
          </table:table-cell>
        </table:table-row>
        <table:table-row table:style-name="ro1">
          <table:table-cell office:value-type="string" calcext:value-type="string">
            <text:p>Jaimie</text:p>
          </table:table-cell>
          <table:table-cell office:value-type="string" calcext:value-type="string">
            <text:p>Peacocke</text:p>
          </table:table-cell>
          <table:table-cell office:value-type="string" calcext:value-type="string">
            <text:p>jpeacocke24@ocn.ne.jp</text:p>
          </table:table-cell>
          <table:table-cell office:value-type="float" office:value="8922452963" calcext:value-type="float">
            <text:p>8922452963</text:p>
          </table:table-cell>
          <table:table-cell table:formula="of:=&quot;INSERT INTO People (FirstName, LastName, Phone, Email) VALUES ('&quot;&amp;[.A78]&amp;&quot;', '&quot;&amp;[.B78]&amp;&quot;', '&quot;&amp;[.D78]&amp;&quot;', '&quot;&amp;[.C78]&amp;&quot;' ); &quot;" office:value-type="string" office:string-value="INSERT INTO People (FirstName, LastName, Phone, Email) VALUES ('Jaimie', 'Peacocke', '8922452963', 'jpeacocke24@ocn.ne.jp' ); " calcext:value-type="string">
            <text:p>INSERT INTO People (FirstName, LastName, Phone, Email) VALUES ('Jaimie', 'Peacocke', '8922452963', 'jpeacocke24@ocn.ne.jp' ); </text:p>
          </table:table-cell>
        </table:table-row>
        <table:table-row table:style-name="ro1">
          <table:table-cell office:value-type="string" calcext:value-type="string">
            <text:p>Radcliffe</text:p>
          </table:table-cell>
          <table:table-cell office:value-type="string" calcext:value-type="string">
            <text:p>Bortoloni</text:p>
          </table:table-cell>
          <table:table-cell office:value-type="string" calcext:value-type="string">
            <text:p>rbortoloni25@blogspot.com</text:p>
          </table:table-cell>
          <table:table-cell office:value-type="float" office:value="3191147956" calcext:value-type="float">
            <text:p>3191147956</text:p>
          </table:table-cell>
          <table:table-cell table:formula="of:=&quot;INSERT INTO People (FirstName, LastName, Phone, Email) VALUES ('&quot;&amp;[.A79]&amp;&quot;', '&quot;&amp;[.B79]&amp;&quot;', '&quot;&amp;[.D79]&amp;&quot;', '&quot;&amp;[.C79]&amp;&quot;' ); &quot;" office:value-type="string" office:string-value="INSERT INTO People (FirstName, LastName, Phone, Email) VALUES ('Radcliffe', 'Bortoloni', '3191147956', 'rbortoloni25@blogspot.com' ); " calcext:value-type="string">
            <text:p>INSERT INTO People (FirstName, LastName, Phone, Email) VALUES ('Radcliffe', 'Bortoloni', '3191147956', 'rbortoloni25@blogspot.com' ); </text:p>
          </table:table-cell>
        </table:table-row>
        <table:table-row table:style-name="ro1">
          <table:table-cell office:value-type="string" calcext:value-type="string">
            <text:p>Elsy</text:p>
          </table:table-cell>
          <table:table-cell office:value-type="string" calcext:value-type="string">
            <text:p>Keeting</text:p>
          </table:table-cell>
          <table:table-cell office:value-type="string" calcext:value-type="string">
            <text:p>ekeeting26@java.com</text:p>
          </table:table-cell>
          <table:table-cell office:value-type="float" office:value="2066639442" calcext:value-type="float">
            <text:p>2066639442</text:p>
          </table:table-cell>
          <table:table-cell table:formula="of:=&quot;INSERT INTO People (FirstName, LastName, Phone, Email) VALUES ('&quot;&amp;[.A80]&amp;&quot;', '&quot;&amp;[.B80]&amp;&quot;', '&quot;&amp;[.D80]&amp;&quot;', '&quot;&amp;[.C80]&amp;&quot;' ); &quot;" office:value-type="string" office:string-value="INSERT INTO People (FirstName, LastName, Phone, Email) VALUES ('Elsy', 'Keeting', '2066639442', 'ekeeting26@java.com' ); " calcext:value-type="string">
            <text:p>INSERT INTO People (FirstName, LastName, Phone, Email) VALUES ('Elsy', 'Keeting', '2066639442', 'ekeeting26@java.com' ); </text:p>
          </table:table-cell>
        </table:table-row>
        <table:table-row table:style-name="ro1">
          <table:table-cell office:value-type="string" calcext:value-type="string">
            <text:p>Shea</text:p>
          </table:table-cell>
          <table:table-cell office:value-type="string" calcext:value-type="string">
            <text:p>Farrar</text:p>
          </table:table-cell>
          <table:table-cell office:value-type="string" calcext:value-type="string">
            <text:p>sfarrar27@pinterest.com</text:p>
          </table:table-cell>
          <table:table-cell office:value-type="float" office:value="7829462097" calcext:value-type="float">
            <text:p>7829462097</text:p>
          </table:table-cell>
          <table:table-cell table:formula="of:=&quot;INSERT INTO People (FirstName, LastName, Phone, Email) VALUES ('&quot;&amp;[.A81]&amp;&quot;', '&quot;&amp;[.B81]&amp;&quot;', '&quot;&amp;[.D81]&amp;&quot;', '&quot;&amp;[.C81]&amp;&quot;' ); &quot;" office:value-type="string" office:string-value="INSERT INTO People (FirstName, LastName, Phone, Email) VALUES ('Shea', 'Farrar', '7829462097', 'sfarrar27@pinterest.com' ); " calcext:value-type="string">
            <text:p>INSERT INTO People (FirstName, LastName, Phone, Email) VALUES ('Shea', 'Farrar', '7829462097', 'sfarrar27@pinterest.com' ); </text:p>
          </table:table-cell>
        </table:table-row>
        <table:table-row table:style-name="ro1">
          <table:table-cell office:value-type="string" calcext:value-type="string">
            <text:p>Evvy</text:p>
          </table:table-cell>
          <table:table-cell office:value-type="string" calcext:value-type="string">
            <text:p>Jarmain</text:p>
          </table:table-cell>
          <table:table-cell office:value-type="string" calcext:value-type="string">
            <text:p>ejarmain28@omniture.com</text:p>
          </table:table-cell>
          <table:table-cell office:value-type="float" office:value="8364425440" calcext:value-type="float">
            <text:p>8364425440</text:p>
          </table:table-cell>
          <table:table-cell table:formula="of:=&quot;INSERT INTO People (FirstName, LastName, Phone, Email) VALUES ('&quot;&amp;[.A82]&amp;&quot;', '&quot;&amp;[.B82]&amp;&quot;', '&quot;&amp;[.D82]&amp;&quot;', '&quot;&amp;[.C82]&amp;&quot;' ); &quot;" office:value-type="string" office:string-value="INSERT INTO People (FirstName, LastName, Phone, Email) VALUES ('Evvy', 'Jarmain', '8364425440', 'ejarmain28@omniture.com' ); " calcext:value-type="string">
            <text:p>INSERT INTO People (FirstName, LastName, Phone, Email) VALUES ('Evvy', 'Jarmain', '8364425440', 'ejarmain28@omniture.com' ); </text:p>
          </table:table-cell>
        </table:table-row>
        <table:table-row table:style-name="ro1">
          <table:table-cell office:value-type="string" calcext:value-type="string">
            <text:p>Cyndi</text:p>
          </table:table-cell>
          <table:table-cell office:value-type="string" calcext:value-type="string">
            <text:p>Snaddin</text:p>
          </table:table-cell>
          <table:table-cell office:value-type="string" calcext:value-type="string">
            <text:p>csnaddin29@nyu.edu</text:p>
          </table:table-cell>
          <table:table-cell office:value-type="float" office:value="5699533054" calcext:value-type="float">
            <text:p>5699533054</text:p>
          </table:table-cell>
          <table:table-cell table:formula="of:=&quot;INSERT INTO People (FirstName, LastName, Phone, Email) VALUES ('&quot;&amp;[.A83]&amp;&quot;', '&quot;&amp;[.B83]&amp;&quot;', '&quot;&amp;[.D83]&amp;&quot;', '&quot;&amp;[.C83]&amp;&quot;' ); &quot;" office:value-type="string" office:string-value="INSERT INTO People (FirstName, LastName, Phone, Email) VALUES ('Cyndi', 'Snaddin', '5699533054', 'csnaddin29@nyu.edu' ); " calcext:value-type="string">
            <text:p>INSERT INTO People (FirstName, LastName, Phone, Email) VALUES ('Cyndi', 'Snaddin', '5699533054', 'csnaddin29@nyu.edu' ); </text:p>
          </table:table-cell>
        </table:table-row>
        <table:table-row table:style-name="ro1">
          <table:table-cell office:value-type="string" calcext:value-type="string">
            <text:p>Charmian</text:p>
          </table:table-cell>
          <table:table-cell office:value-type="string" calcext:value-type="string">
            <text:p>Josefsohn</text:p>
          </table:table-cell>
          <table:table-cell office:value-type="string" calcext:value-type="string">
            <text:p>cjosefsohn2a@1und1.de</text:p>
          </table:table-cell>
          <table:table-cell office:value-type="float" office:value="1748121752" calcext:value-type="float">
            <text:p>1748121752</text:p>
          </table:table-cell>
          <table:table-cell table:formula="of:=&quot;INSERT INTO People (FirstName, LastName, Phone, Email) VALUES ('&quot;&amp;[.A84]&amp;&quot;', '&quot;&amp;[.B84]&amp;&quot;', '&quot;&amp;[.D84]&amp;&quot;', '&quot;&amp;[.C84]&amp;&quot;' ); &quot;" office:value-type="string" office:string-value="INSERT INTO People (FirstName, LastName, Phone, Email) VALUES ('Charmian', 'Josefsohn', '1748121752', 'cjosefsohn2a@1und1.de' ); " calcext:value-type="string">
            <text:p>INSERT INTO People (FirstName, LastName, Phone, Email) VALUES ('Charmian', 'Josefsohn', '1748121752', 'cjosefsohn2a@1und1.de' ); </text:p>
          </table:table-cell>
        </table:table-row>
        <table:table-row table:style-name="ro1">
          <table:table-cell office:value-type="string" calcext:value-type="string">
            <text:p>Sherlock</text:p>
          </table:table-cell>
          <table:table-cell office:value-type="string" calcext:value-type="string">
            <text:p>Le Maitre</text:p>
          </table:table-cell>
          <table:table-cell office:value-type="string" calcext:value-type="string">
            <text:p>slemaitre2b@google.com.hk</text:p>
          </table:table-cell>
          <table:table-cell office:value-type="float" office:value="2749999389" calcext:value-type="float">
            <text:p>2749999389</text:p>
          </table:table-cell>
          <table:table-cell table:formula="of:=&quot;INSERT INTO People (FirstName, LastName, Phone, Email) VALUES ('&quot;&amp;[.A85]&amp;&quot;', '&quot;&amp;[.B85]&amp;&quot;', '&quot;&amp;[.D85]&amp;&quot;', '&quot;&amp;[.C85]&amp;&quot;' ); &quot;" office:value-type="string" office:string-value="INSERT INTO People (FirstName, LastName, Phone, Email) VALUES ('Sherlock', 'Le Maitre', '2749999389', 'slemaitre2b@google.com.hk' ); " calcext:value-type="string">
            <text:p>INSERT INTO People (FirstName, LastName, Phone, Email) VALUES ('Sherlock', 'Le Maitre', '2749999389', 'slemaitre2b@google.com.hk' ); </text:p>
          </table:table-cell>
        </table:table-row>
        <table:table-row table:style-name="ro1">
          <table:table-cell office:value-type="string" calcext:value-type="string">
            <text:p>Clarette</text:p>
          </table:table-cell>
          <table:table-cell office:value-type="string" calcext:value-type="string">
            <text:p>Tooting</text:p>
          </table:table-cell>
          <table:table-cell office:value-type="string" calcext:value-type="string">
            <text:p>ctooting2c@forbes.com</text:p>
          </table:table-cell>
          <table:table-cell office:value-type="float" office:value="5797062775" calcext:value-type="float">
            <text:p>5797062775</text:p>
          </table:table-cell>
          <table:table-cell table:formula="of:=&quot;INSERT INTO People (FirstName, LastName, Phone, Email) VALUES ('&quot;&amp;[.A86]&amp;&quot;', '&quot;&amp;[.B86]&amp;&quot;', '&quot;&amp;[.D86]&amp;&quot;', '&quot;&amp;[.C86]&amp;&quot;' ); &quot;" office:value-type="string" office:string-value="INSERT INTO People (FirstName, LastName, Phone, Email) VALUES ('Clarette', 'Tooting', '5797062775', 'ctooting2c@forbes.com' ); " calcext:value-type="string">
            <text:p>INSERT INTO People (FirstName, LastName, Phone, Email) VALUES ('Clarette', 'Tooting', '5797062775', 'ctooting2c@forbes.com' ); </text:p>
          </table:table-cell>
        </table:table-row>
        <table:table-row table:style-name="ro1">
          <table:table-cell office:value-type="string" calcext:value-type="string">
            <text:p>Vincenz</text:p>
          </table:table-cell>
          <table:table-cell office:value-type="string" calcext:value-type="string">
            <text:p>Kaiser</text:p>
          </table:table-cell>
          <table:table-cell office:value-type="string" calcext:value-type="string">
            <text:p>vkaiser2d@qq.com</text:p>
          </table:table-cell>
          <table:table-cell office:value-type="float" office:value="1543760316" calcext:value-type="float">
            <text:p>1543760316</text:p>
          </table:table-cell>
          <table:table-cell table:formula="of:=&quot;INSERT INTO People (FirstName, LastName, Phone, Email) VALUES ('&quot;&amp;[.A87]&amp;&quot;', '&quot;&amp;[.B87]&amp;&quot;', '&quot;&amp;[.D87]&amp;&quot;', '&quot;&amp;[.C87]&amp;&quot;' ); &quot;" office:value-type="string" office:string-value="INSERT INTO People (FirstName, LastName, Phone, Email) VALUES ('Vincenz', 'Kaiser', '1543760316', 'vkaiser2d@qq.com' ); " calcext:value-type="string">
            <text:p>INSERT INTO People (FirstName, LastName, Phone, Email) VALUES ('Vincenz', 'Kaiser', '1543760316', 'vkaiser2d@qq.com' ); </text:p>
          </table:table-cell>
        </table:table-row>
        <table:table-row table:style-name="ro1">
          <table:table-cell office:value-type="string" calcext:value-type="string">
            <text:p>Isobel</text:p>
          </table:table-cell>
          <table:table-cell office:value-type="string" calcext:value-type="string">
            <text:p>Youles</text:p>
          </table:table-cell>
          <table:table-cell office:value-type="string" calcext:value-type="string">
            <text:p>iyoules2e@tuttocitta.it</text:p>
          </table:table-cell>
          <table:table-cell office:value-type="float" office:value="7869447696" calcext:value-type="float">
            <text:p>7869447696</text:p>
          </table:table-cell>
          <table:table-cell table:formula="of:=&quot;INSERT INTO People (FirstName, LastName, Phone, Email) VALUES ('&quot;&amp;[.A88]&amp;&quot;', '&quot;&amp;[.B88]&amp;&quot;', '&quot;&amp;[.D88]&amp;&quot;', '&quot;&amp;[.C88]&amp;&quot;' ); &quot;" office:value-type="string" office:string-value="INSERT INTO People (FirstName, LastName, Phone, Email) VALUES ('Isobel', 'Youles', '7869447696', 'iyoules2e@tuttocitta.it' ); " calcext:value-type="string">
            <text:p>INSERT INTO People (FirstName, LastName, Phone, Email) VALUES ('Isobel', 'Youles', '7869447696', 'iyoules2e@tuttocitta.it' ); </text:p>
          </table:table-cell>
        </table:table-row>
        <table:table-row table:style-name="ro1">
          <table:table-cell office:value-type="string" calcext:value-type="string">
            <text:p>Susan</text:p>
          </table:table-cell>
          <table:table-cell office:value-type="string" calcext:value-type="string">
            <text:p>Matuszinski</text:p>
          </table:table-cell>
          <table:table-cell office:value-type="string" calcext:value-type="string">
            <text:p>smatuszinski2f@storify.com</text:p>
          </table:table-cell>
          <table:table-cell office:value-type="float" office:value="6263512101" calcext:value-type="float">
            <text:p>6263512101</text:p>
          </table:table-cell>
          <table:table-cell table:formula="of:=&quot;INSERT INTO People (FirstName, LastName, Phone, Email) VALUES ('&quot;&amp;[.A89]&amp;&quot;', '&quot;&amp;[.B89]&amp;&quot;', '&quot;&amp;[.D89]&amp;&quot;', '&quot;&amp;[.C89]&amp;&quot;' ); &quot;" office:value-type="string" office:string-value="INSERT INTO People (FirstName, LastName, Phone, Email) VALUES ('Susan', 'Matuszinski', '6263512101', 'smatuszinski2f@storify.com' ); " calcext:value-type="string">
            <text:p>INSERT INTO People (FirstName, LastName, Phone, Email) VALUES ('Susan', 'Matuszinski', '6263512101', 'smatuszinski2f@storify.com' ); </text:p>
          </table:table-cell>
        </table:table-row>
        <table:table-row table:style-name="ro1">
          <table:table-cell office:value-type="string" calcext:value-type="string">
            <text:p>Anselm</text:p>
          </table:table-cell>
          <table:table-cell office:value-type="string" calcext:value-type="string">
            <text:p>Fowls</text:p>
          </table:table-cell>
          <table:table-cell office:value-type="string" calcext:value-type="string">
            <text:p>afowls2g@gnu.org</text:p>
          </table:table-cell>
          <table:table-cell office:value-type="float" office:value="9158367900" calcext:value-type="float">
            <text:p>9158367900</text:p>
          </table:table-cell>
          <table:table-cell table:formula="of:=&quot;INSERT INTO People (FirstName, LastName, Phone, Email) VALUES ('&quot;&amp;[.A90]&amp;&quot;', '&quot;&amp;[.B90]&amp;&quot;', '&quot;&amp;[.D90]&amp;&quot;', '&quot;&amp;[.C90]&amp;&quot;' ); &quot;" office:value-type="string" office:string-value="INSERT INTO People (FirstName, LastName, Phone, Email) VALUES ('Anselm', 'Fowls', '9158367900', 'afowls2g@gnu.org' ); " calcext:value-type="string">
            <text:p>INSERT INTO People (FirstName, LastName, Phone, Email) VALUES ('Anselm', 'Fowls', '9158367900', 'afowls2g@gnu.org' ); </text:p>
          </table:table-cell>
        </table:table-row>
        <table:table-row table:style-name="ro1">
          <table:table-cell office:value-type="string" calcext:value-type="string">
            <text:p>Margaret</text:p>
          </table:table-cell>
          <table:table-cell office:value-type="string" calcext:value-type="string">
            <text:p>Bradbury</text:p>
          </table:table-cell>
          <table:table-cell office:value-type="string" calcext:value-type="string">
            <text:p>mbradbury2h@yelp.com</text:p>
          </table:table-cell>
          <table:table-cell office:value-type="float" office:value="1238708460" calcext:value-type="float">
            <text:p>1238708460</text:p>
          </table:table-cell>
          <table:table-cell table:formula="of:=&quot;INSERT INTO People (FirstName, LastName, Phone, Email) VALUES ('&quot;&amp;[.A91]&amp;&quot;', '&quot;&amp;[.B91]&amp;&quot;', '&quot;&amp;[.D91]&amp;&quot;', '&quot;&amp;[.C91]&amp;&quot;' ); &quot;" office:value-type="string" office:string-value="INSERT INTO People (FirstName, LastName, Phone, Email) VALUES ('Margaret', 'Bradbury', '1238708460', 'mbradbury2h@yelp.com' ); " calcext:value-type="string">
            <text:p>INSERT INTO People (FirstName, LastName, Phone, Email) VALUES ('Margaret', 'Bradbury', '1238708460', 'mbradbury2h@yelp.com' ); </text:p>
          </table:table-cell>
        </table:table-row>
        <table:table-row table:style-name="ro1">
          <table:table-cell office:value-type="string" calcext:value-type="string">
            <text:p>Batsheva</text:p>
          </table:table-cell>
          <table:table-cell office:value-type="string" calcext:value-type="string">
            <text:p>Moorton</text:p>
          </table:table-cell>
          <table:table-cell office:value-type="string" calcext:value-type="string">
            <text:p>bmoorton2i@deliciousdays.com</text:p>
          </table:table-cell>
          <table:table-cell office:value-type="float" office:value="5617342132" calcext:value-type="float">
            <text:p>5617342132</text:p>
          </table:table-cell>
          <table:table-cell table:formula="of:=&quot;INSERT INTO People (FirstName, LastName, Phone, Email) VALUES ('&quot;&amp;[.A92]&amp;&quot;', '&quot;&amp;[.B92]&amp;&quot;', '&quot;&amp;[.D92]&amp;&quot;', '&quot;&amp;[.C92]&amp;&quot;' ); &quot;" office:value-type="string" office:string-value="INSERT INTO People (FirstName, LastName, Phone, Email) VALUES ('Batsheva', 'Moorton', '5617342132', 'bmoorton2i@deliciousdays.com' ); " calcext:value-type="string">
            <text:p>INSERT INTO People (FirstName, LastName, Phone, Email) VALUES ('Batsheva', 'Moorton', '5617342132', 'bmoorton2i@deliciousdays.com' ); </text:p>
          </table:table-cell>
        </table:table-row>
        <table:table-row table:style-name="ro1">
          <table:table-cell office:value-type="string" calcext:value-type="string">
            <text:p>Pooh</text:p>
          </table:table-cell>
          <table:table-cell office:value-type="string" calcext:value-type="string">
            <text:p>Frearson</text:p>
          </table:table-cell>
          <table:table-cell office:value-type="string" calcext:value-type="string">
            <text:p>pfrearson2j@cocolog-nifty.com</text:p>
          </table:table-cell>
          <table:table-cell office:value-type="float" office:value="8752405030" calcext:value-type="float">
            <text:p>8752405030</text:p>
          </table:table-cell>
          <table:table-cell table:formula="of:=&quot;INSERT INTO People (FirstName, LastName, Phone, Email) VALUES ('&quot;&amp;[.A93]&amp;&quot;', '&quot;&amp;[.B93]&amp;&quot;', '&quot;&amp;[.D93]&amp;&quot;', '&quot;&amp;[.C93]&amp;&quot;' ); &quot;" office:value-type="string" office:string-value="INSERT INTO People (FirstName, LastName, Phone, Email) VALUES ('Pooh', 'Frearson', '8752405030', 'pfrearson2j@cocolog-nifty.com' ); " calcext:value-type="string">
            <text:p>INSERT INTO People (FirstName, LastName, Phone, Email) VALUES ('Pooh', 'Frearson', '8752405030', 'pfrearson2j@cocolog-nifty.com' ); </text:p>
          </table:table-cell>
        </table:table-row>
        <table:table-row table:style-name="ro1">
          <table:table-cell office:value-type="string" calcext:value-type="string">
            <text:p>Ingrim</text:p>
          </table:table-cell>
          <table:table-cell office:value-type="string" calcext:value-type="string">
            <text:p>Warnock</text:p>
          </table:table-cell>
          <table:table-cell office:value-type="string" calcext:value-type="string">
            <text:p>iwarnock2k@alexa.com</text:p>
          </table:table-cell>
          <table:table-cell office:value-type="float" office:value="8188715779" calcext:value-type="float">
            <text:p>8188715779</text:p>
          </table:table-cell>
          <table:table-cell table:formula="of:=&quot;INSERT INTO People (FirstName, LastName, Phone, Email) VALUES ('&quot;&amp;[.A94]&amp;&quot;', '&quot;&amp;[.B94]&amp;&quot;', '&quot;&amp;[.D94]&amp;&quot;', '&quot;&amp;[.C94]&amp;&quot;' ); &quot;" office:value-type="string" office:string-value="INSERT INTO People (FirstName, LastName, Phone, Email) VALUES ('Ingrim', 'Warnock', '8188715779', 'iwarnock2k@alexa.com' ); " calcext:value-type="string">
            <text:p>INSERT INTO People (FirstName, LastName, Phone, Email) VALUES ('Ingrim', 'Warnock', '8188715779', 'iwarnock2k@alexa.com' ); </text:p>
          </table:table-cell>
        </table:table-row>
        <table:table-row table:style-name="ro1">
          <table:table-cell office:value-type="string" calcext:value-type="string">
            <text:p>Vance</text:p>
          </table:table-cell>
          <table:table-cell office:value-type="string" calcext:value-type="string">
            <text:p>Costi</text:p>
          </table:table-cell>
          <table:table-cell office:value-type="string" calcext:value-type="string">
            <text:p>vcosti2l@nationalgeographic.com</text:p>
          </table:table-cell>
          <table:table-cell office:value-type="float" office:value="2482122526" calcext:value-type="float">
            <text:p>2482122526</text:p>
          </table:table-cell>
          <table:table-cell table:formula="of:=&quot;INSERT INTO People (FirstName, LastName, Phone, Email) VALUES ('&quot;&amp;[.A95]&amp;&quot;', '&quot;&amp;[.B95]&amp;&quot;', '&quot;&amp;[.D95]&amp;&quot;', '&quot;&amp;[.C95]&amp;&quot;' ); &quot;" office:value-type="string" office:string-value="INSERT INTO People (FirstName, LastName, Phone, Email) VALUES ('Vance', 'Costi', '2482122526', 'vcosti2l@nationalgeographic.com' ); " calcext:value-type="string">
            <text:p>INSERT INTO People (FirstName, LastName, Phone, Email) VALUES ('Vance', 'Costi', '2482122526', 'vcosti2l@nationalgeographic.com' ); </text:p>
          </table:table-cell>
        </table:table-row>
        <table:table-row table:style-name="ro1">
          <table:table-cell office:value-type="string" calcext:value-type="string">
            <text:p>Justin</text:p>
          </table:table-cell>
          <table:table-cell office:value-type="string" calcext:value-type="string">
            <text:p>Craigs</text:p>
          </table:table-cell>
          <table:table-cell office:value-type="string" calcext:value-type="string">
            <text:p>jcraigs2m@yandex.ru</text:p>
          </table:table-cell>
          <table:table-cell office:value-type="float" office:value="7011085460" calcext:value-type="float">
            <text:p>7011085460</text:p>
          </table:table-cell>
          <table:table-cell table:formula="of:=&quot;INSERT INTO People (FirstName, LastName, Phone, Email) VALUES ('&quot;&amp;[.A96]&amp;&quot;', '&quot;&amp;[.B96]&amp;&quot;', '&quot;&amp;[.D96]&amp;&quot;', '&quot;&amp;[.C96]&amp;&quot;' ); &quot;" office:value-type="string" office:string-value="INSERT INTO People (FirstName, LastName, Phone, Email) VALUES ('Justin', 'Craigs', '7011085460', 'jcraigs2m@yandex.ru' ); " calcext:value-type="string">
            <text:p>INSERT INTO People (FirstName, LastName, Phone, Email) VALUES ('Justin', 'Craigs', '7011085460', 'jcraigs2m@yandex.ru' ); 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office:value-type="string" calcext:value-type="string">
            <text:p>Stokey</text:p>
          </table:table-cell>
          <table:table-cell office:value-type="string" calcext:value-type="string">
            <text:p>bstokey2n@bravesites.com</text:p>
          </table:table-cell>
          <table:table-cell office:value-type="float" office:value="7757399309" calcext:value-type="float">
            <text:p>7757399309</text:p>
          </table:table-cell>
          <table:table-cell table:formula="of:=&quot;INSERT INTO People (FirstName, LastName, Phone, Email) VALUES ('&quot;&amp;[.A97]&amp;&quot;', '&quot;&amp;[.B97]&amp;&quot;', '&quot;&amp;[.D97]&amp;&quot;', '&quot;&amp;[.C97]&amp;&quot;' ); &quot;" office:value-type="string" office:string-value="INSERT INTO People (FirstName, LastName, Phone, Email) VALUES ('Basil', 'Stokey', '7757399309', 'bstokey2n@bravesites.com' ); " calcext:value-type="string">
            <text:p>INSERT INTO People (FirstName, LastName, Phone, Email) VALUES ('Basil', 'Stokey', '7757399309', 'bstokey2n@bravesites.com' ); </text:p>
          </table:table-cell>
        </table:table-row>
        <table:table-row table:style-name="ro1">
          <table:table-cell office:value-type="string" calcext:value-type="string">
            <text:p>Otho</text:p>
          </table:table-cell>
          <table:table-cell office:value-type="string" calcext:value-type="string">
            <text:p>Dumigan</text:p>
          </table:table-cell>
          <table:table-cell office:value-type="string" calcext:value-type="string">
            <text:p>odumigan2o@w3.org</text:p>
          </table:table-cell>
          <table:table-cell office:value-type="float" office:value="9815520030" calcext:value-type="float">
            <text:p>9815520030</text:p>
          </table:table-cell>
          <table:table-cell table:formula="of:=&quot;INSERT INTO People (FirstName, LastName, Phone, Email) VALUES ('&quot;&amp;[.A98]&amp;&quot;', '&quot;&amp;[.B98]&amp;&quot;', '&quot;&amp;[.D98]&amp;&quot;', '&quot;&amp;[.C98]&amp;&quot;' ); &quot;" office:value-type="string" office:string-value="INSERT INTO People (FirstName, LastName, Phone, Email) VALUES ('Otho', 'Dumigan', '9815520030', 'odumigan2o@w3.org' ); " calcext:value-type="string">
            <text:p>INSERT INTO People (FirstName, LastName, Phone, Email) VALUES ('Otho', 'Dumigan', '9815520030', 'odumigan2o@w3.org' ); </text:p>
          </table:table-cell>
        </table:table-row>
        <table:table-row table:style-name="ro1">
          <table:table-cell office:value-type="string" calcext:value-type="string">
            <text:p>Tasia</text:p>
          </table:table-cell>
          <table:table-cell office:value-type="string" calcext:value-type="string">
            <text:p>Stubbs</text:p>
          </table:table-cell>
          <table:table-cell office:value-type="string" calcext:value-type="string">
            <text:p>tstubbs2p@mapy.cz</text:p>
          </table:table-cell>
          <table:table-cell office:value-type="float" office:value="4123461831" calcext:value-type="float">
            <text:p>4123461831</text:p>
          </table:table-cell>
          <table:table-cell table:formula="of:=&quot;INSERT INTO People (FirstName, LastName, Phone, Email) VALUES ('&quot;&amp;[.A99]&amp;&quot;', '&quot;&amp;[.B99]&amp;&quot;', '&quot;&amp;[.D99]&amp;&quot;', '&quot;&amp;[.C99]&amp;&quot;' ); &quot;" office:value-type="string" office:string-value="INSERT INTO People (FirstName, LastName, Phone, Email) VALUES ('Tasia', 'Stubbs', '4123461831', 'tstubbs2p@mapy.cz' ); " calcext:value-type="string">
            <text:p>INSERT INTO People (FirstName, LastName, Phone, Email) VALUES ('Tasia', 'Stubbs', '4123461831', 'tstubbs2p@mapy.cz' ); </text:p>
          </table:table-cell>
        </table:table-row>
        <table:table-row table:style-name="ro1">
          <table:table-cell office:value-type="string" calcext:value-type="string">
            <text:p>Koralle</text:p>
          </table:table-cell>
          <table:table-cell office:value-type="string" calcext:value-type="string">
            <text:p>Elbourn</text:p>
          </table:table-cell>
          <table:table-cell office:value-type="string" calcext:value-type="string">
            <text:p>kelbourn2q@diigo.com</text:p>
          </table:table-cell>
          <table:table-cell office:value-type="float" office:value="9715881632" calcext:value-type="float">
            <text:p>9715881632</text:p>
          </table:table-cell>
          <table:table-cell table:formula="of:=&quot;INSERT INTO People (FirstName, LastName, Phone, Email) VALUES ('&quot;&amp;[.A100]&amp;&quot;', '&quot;&amp;[.B100]&amp;&quot;', '&quot;&amp;[.D100]&amp;&quot;', '&quot;&amp;[.C100]&amp;&quot;' ); &quot;" office:value-type="string" office:string-value="INSERT INTO People (FirstName, LastName, Phone, Email) VALUES ('Koralle', 'Elbourn', '9715881632', 'kelbourn2q@diigo.com' ); " calcext:value-type="string">
            <text:p>INSERT INTO People (FirstName, LastName, Phone, Email) VALUES ('Koralle', 'Elbourn', '9715881632', 'kelbourn2q@diigo.com' ); </text:p>
          </table:table-cell>
        </table:table-row>
        <table:table-row table:style-name="ro1">
          <table:table-cell office:value-type="string" calcext:value-type="string">
            <text:p>Mirella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mwalter2r@sciencedirect.com</text:p>
          </table:table-cell>
          <table:table-cell office:value-type="float" office:value="9775422258" calcext:value-type="float">
            <text:p>9775422258</text:p>
          </table:table-cell>
          <table:table-cell table:formula="of:=&quot;INSERT INTO People (FirstName, LastName, Phone, Email) VALUES ('&quot;&amp;[.A101]&amp;&quot;', '&quot;&amp;[.B101]&amp;&quot;', '&quot;&amp;[.D101]&amp;&quot;', '&quot;&amp;[.C101]&amp;&quot;' ); &quot;" office:value-type="string" office:string-value="INSERT INTO People (FirstName, LastName, Phone, Email) VALUES ('Mirella', 'Walter', '9775422258', 'mwalter2r@sciencedirect.com' ); " calcext:value-type="string">
            <text:p>INSERT INTO People (FirstName, LastName, Phone, Email) VALUES ('Mirella', 'Walter', '9775422258', 'mwalter2r@sciencedirect.com' );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8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8T18:26:17.484000000</dc:date>
    <meta:editing-duration>PT9M3S</meta:editing-duration>
    <meta:editing-cycles>3</meta:editing-cycles>
    <meta:generator>LibreOffice/5.3.4.2$Windows_X86_64 LibreOffice_project/f82d347ccc0be322489bf7da61d7e4ad13fe2ff3</meta:generator>
    <meta:document-statistic meta:table-count="1" meta:cell-count="504" meta:object-count="0"/>
  </office:meta>
</office:document-meta>
</file>